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image/png" manifest:full-path="Object 3/Pictures/100002010000035C000001E3673F23F4.png"/>
  <manifest:file-entry manifest:media-type="text/xml" manifest:full-path="Object 3/settings.xml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" manifest:full-path="Object 5/Pictures/2000000D000000DD000000DD8384ABF7.svm"/>
  <manifest:file-entry manifest:media-type="" manifest:full-path="Object 5/Pictures/2000000D000000DD000000DD3F0040E4.svm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3cm"/>
    </style:style>
    <style:style style:name="co2" style:family="table-column">
      <style:table-column-properties fo:break-before="auto" style:column-width="3.6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5cm"/>
    </style:style>
    <style:style style:name="co5" style:family="table-column">
      <style:table-column-properties fo:break-before="auto" style:column-width="2.775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3.112cm"/>
    </style:style>
    <style:style style:name="co8" style:family="table-column">
      <style:table-column-properties fo:break-before="auto" style:column-width="0.653cm"/>
    </style:style>
    <style:style style:name="co9" style:family="table-column">
      <style:table-column-properties fo:break-before="auto" style:column-width="1.961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2.12cm"/>
    </style:style>
    <style:style style:name="co13" style:family="table-column">
      <style:table-column-properties fo:break-before="auto" style:column-width="2.5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27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1.002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4" style:family="table-cell" style:parent-style-name="Default">
      <style:table-cell-properties fo:border-bottom="0.018cm solid #000000" fo:border-left="0.088cm solid #000000" fo:border-right="0.035cm solid #000000" fo:border-top="0.088cm solid #000000"/>
    </style:style>
    <style:style style:name="ce5" style:family="table-cell" style:parent-style-name="Default">
      <style:table-cell-properties fo:border-bottom="0.018cm solid #000000" fo:wrap-option="wrap" fo:border-left="0.088cm solid #000000" fo:border-right="0.018cm solid #000000" fo:border-top="0.018cm solid #000000"/>
    </style:style>
    <style:style style:name="ce6" style:family="table-cell" style:parent-style-name="Default">
      <style:table-cell-properties fo:border-bottom="0.018cm solid #000000" fo:border-left="0.088cm solid #000000" fo:border-right="0.018cm solid #000000" fo:border-top="0.018cm solid #000000"/>
    </style:style>
    <style:style style:name="ce7" style:family="table-cell" style:parent-style-name="Default">
      <style:table-cell-properties fo:border-bottom="0.088cm solid #000000" fo:border-left="0.088cm solid #000000" fo:border-right="0.018cm solid #000000" fo:border-top="0.018cm solid #00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18cm solid #000000" fo:border-left="0.018cm solid #000000" fo:border-right="0.035cm solid #000000" fo:border-top="none"/>
    </style:style>
    <style:style style:name="ce10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3" style:family="table-cell" style:parent-style-name="Default" style:data-style-name="N2">
      <style:table-cell-properties fo:border-bottom="0.08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map style:condition="cell-content()&gt;30" style:apply-style-name="Безымянный2" style:base-cell-address="'Падение тела'.B15"/>
      <style:map style:condition="cell-content()&lt;30" style:apply-style-name="Безымянный3" style:base-cell-address="'Падение тела'.B15"/>
    </style:style>
    <style:style style:name="ce14" style:family="table-cell" style:parent-style-name="Default">
      <style:table-cell-properties style:text-align-source="fix" style:repeat-content="false" fo:border="0.039cm double #000000" style:border-line-width="0.002cm 0.035cm 0.002cm" style:shadow="#808080 0.176cm 0.176cm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0.039cm double #000000" style:border-line-width-bottom="0.002cm 0.035cm 0.002cm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0.088cm solid #000000" fo:border-right="0.039cm double #000000" style:border-line-width-right="0.002cm 0.035cm 0.002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88cm solid #000000" fo:border-right="none" fo:border-top="none"/>
    </style:style>
    <style:style style:name="ce20" style:family="table-cell" style:parent-style-name="Default">
      <style:table-cell-properties fo:border-bottom="none" fo:border-left="0.088cm solid #000000" fo:border-right="none" fo:border-top="0.018cm solid #000000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fo:border-bottom="0.018cm solid #000000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fo:border-bottom="none" fo:border-left="0.088cm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order-bottom="0.018cm solid #000000" fo:border-left="0.088cm solid #000000" fo:border-right="0.039cm double #000000" style:border-line-width-right="0.002cm 0.035cm 0.002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0.088cm solid #000000" fo:border-left="0.088cm solid #000000" fo:border-right="0.039cm double #000000" style:border-line-width-right="0.002cm 0.035cm 0.002cm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>
      <style:table-cell-properties fo:border-bottom="0.039cm double #000000" style:border-line-width-bottom="0.002cm 0.035cm 0.002cm" fo:border-left="none" fo:border-right="none" fo:border-top="0.088cm solid #000000"/>
    </style:style>
    <style:style style:name="ce26" style:family="table-cell" style:parent-style-name="Default">
      <style:table-cell-properties fo:border-bottom="none" fo:border-left="none" fo:border-right="0.039cm double #000000" style:border-line-width-right="0.002cm 0.035cm 0.002cm" fo:border-top="none"/>
    </style:style>
    <style:style style:name="ce27" style:family="table-cell" style:parent-style-name="Default">
      <style:table-cell-properties fo:border-bottom="none" fo:border-left="none" fo:border-right="0.039cm double #000000" style:border-line-width-right="0.002cm 0.035cm 0.002cm" fo:border-top="0.018cm solid #000000"/>
    </style:style>
    <style:style style:name="ce28" style:family="table-cell" style:parent-style-name="Default">
      <style:table-cell-properties fo:border-bottom="0.018cm solid #000000" fo:border-left="none" fo:border-right="0.039cm double #000000" style:border-line-width-right="0.002cm 0.035cm 0.002cm" fo:border-top="none"/>
    </style:style>
    <style:style style:name="ce29" style:family="table-cell" style:parent-style-name="Default">
      <style:table-cell-properties fo:border-bottom="none" fo:wrap-option="wrap" fo:border-left="none" fo:border-right="0.039cm double #000000" style:border-line-width-right="0.002cm 0.035cm 0.002cm" fo:border-top="none"/>
    </style:style>
    <style:style style:name="ce30" style:family="table-cell" style:parent-style-name="Default">
      <style:table-cell-properties fo:border-bottom="0.088cm solid #000000" fo:border-left="none" fo:border-right="0.039cm double #000000" style:border-line-width-right="0.002cm 0.035cm 0.002cm" fo:border-top="none"/>
    </style:style>
    <style:style style:name="ce31" style:family="table-cell" style:parent-style-name="Default">
      <style:table-cell-properties fo:border-bottom="none" style:text-align-source="fix" style:repeat-content="false" fo:border-left="0.088cm solid #000000" fo:border-right="0.018cm solid #000000" fo:border-top="0.088cm solid #000000"/>
      <style:paragraph-properties fo:text-align="end" fo:margin-left="0cm"/>
    </style:style>
    <style:style style:name="ce32" style:family="table-cell" style:parent-style-name="Default">
      <style:table-cell-properties fo:border-bottom="0.088cm solid #000000" style:text-align-source="fix" style:repeat-content="false" fo:border-left="0.088cm solid #000000" fo:border-right="0.018cm solid #000000" fo:border-top="none"/>
      <style:paragraph-properties fo:text-align="end" fo:margin-left="0cm"/>
    </style:style>
    <style:style style:name="ce33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none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1"/>
    <style:style style:name="ce35" style:family="table-cell" style:parent-style-name="Default">
      <style:table-cell-properties fo:border-bottom="none" fo:background-color="#dddddd" fo:border-left="none" fo:border-right="none" fo:border-top="0.018cm solid #000000"/>
    </style:style>
    <style:style style:name="ce36" style:family="table-cell" style:parent-style-name="Default" style:data-style-name="N1">
      <style:table-cell-properties fo:border-bottom="0.018cm solid #000000" fo:border-left="none" fo:border-right="none" fo:border-top="none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 style:data-style-name="N113"/>
    <style:style style:name="ce39" style:family="table-cell" style:parent-style-name="Default" style:data-style-name="N10">
      <style:table-cell-properties fo:border-bottom="0.088cm solid #000000" fo:border-left="none" fo:border-right="none" fo:border-top="none"/>
    </style:style>
    <style:style style:name="ce40" style:family="table-cell" style:parent-style-name="Default" style:data-style-name="N114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end" fo:margin-left="0cm"/>
    </style:style>
    <style:style style:name="ce41" style:family="table-cell" style:parent-style-name="Default" style:data-style-name="N114">
      <style:table-cell-properties fo:border-bottom="0.088cm solid #000000" fo:background-color="#dddddd" style:text-align-source="fix" style:repeat-content="false" fo:border-left="none" fo:border-right="0.088cm solid #000000" fo:border-top="none"/>
      <style:paragraph-properties fo:text-align="end" fo:margin-left="0cm"/>
    </style:style>
    <style:style style:name="ce42" style:family="table-cell" style:parent-style-name="Default" style:data-style-name="N1">
      <style:table-cell-properties fo:border-bottom="none" fo:background-color="#dddddd" fo:border-left="none" fo:border-right="none" fo:border-top="0.018cm solid #000000"/>
    </style:style>
    <style:style style:name="ce43" style:family="table-cell" style:parent-style-name="Default" style:data-style-name="N1">
      <style:table-cell-properties fo:border-bottom="none" fo:border-left="none" fo:border-right="0.039cm double #000000" style:border-line-width-right="0.002cm 0.035cm 0.002cm" fo:border-top="none"/>
    </style:style>
    <style:style style:name="ce44" style:family="table-cell" style:parent-style-name="Default" style:data-style-name="N1">
      <style:table-cell-properties fo:border-bottom="none" fo:background-color="#dddddd" fo:border-left="none" fo:border-right="0.039cm double #000000" style:border-line-width-right="0.002cm 0.035cm 0.002cm" fo:border-top="0.018cm solid #000000"/>
    </style:style>
    <style:style style:name="ce45" style:family="table-cell" style:parent-style-name="Default" style:data-style-name="N1">
      <style:table-cell-properties fo:border-bottom="0.018cm solid #000000" fo:border-left="none" fo:border-right="0.039cm double #000000" style:border-line-width-right="0.002cm 0.035cm 0.002cm" fo:border-top="none"/>
    </style:style>
    <style:style style:name="ce46" style:family="table-cell" style:parent-style-name="Default">
      <style:table-cell-properties fo:border-bottom="none" fo:background-color="#dddddd" fo:border-left="none" fo:border-right="0.039cm double #000000" style:border-line-width-right="0.002cm 0.035cm 0.002cm" fo:border-top="none"/>
    </style:style>
    <style:style style:name="ce47" style:family="table-cell" style:parent-style-name="Default" style:data-style-name="N113">
      <style:table-cell-properties fo:border-bottom="none" fo:border-left="none" fo:border-right="0.039cm double #000000" style:border-line-width-right="0.002cm 0.035cm 0.002cm" fo:border-top="none"/>
    </style:style>
    <style:style style:name="ce48" style:family="table-cell" style:parent-style-name="Default" style:data-style-name="N10">
      <style:table-cell-properties fo:border-bottom="0.088cm solid #000000" fo:border-left="none" fo:border-right="0.039cm double #000000" style:border-line-width-right="0.002cm 0.035cm 0.002cm" fo:border-top="none"/>
    </style:style>
    <style:style style:name="ce49" style:family="table-cell" style:parent-style-name="Default">
      <style:table-cell-properties fo:border-bottom="0.039cm double #000000" style:border-line-width-bottom="0.002cm 0.035cm 0.002cm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">
      <style:table-cell-properties fo:border-bottom="none" fo:background-color="#ffffff" fo:border-left="none" fo:border-right="0.088cm solid #000000" fo:border-top="none"/>
    </style:style>
    <style:style style:name="ce51" style:family="table-cell" style:parent-style-name="Default">
      <style:table-cell-properties fo:border-bottom="none" fo:border-left="none" fo:border-right="0.088cm solid #000000" fo:border-top="none"/>
    </style:style>
    <style:style style:name="ce52" style:family="table-cell" style:parent-style-name="Default" style:data-style-name="N1">
      <style:table-cell-properties fo:border-bottom="none" fo:background-color="#dddddd" fo:border-left="none" fo:border-right="0.088cm solid #000000" fo:border-top="0.018cm solid #000000"/>
    </style:style>
    <style:style style:name="ce53" style:family="table-cell" style:parent-style-name="Default" style:data-style-name="N1">
      <style:table-cell-properties fo:border-bottom="0.018cm solid #000000" fo:background-color="#ffffff" fo:border-left="none" fo:border-right="0.088cm solid #000000" fo:border-top="none"/>
    </style:style>
    <style:style style:name="ce54" style:family="table-cell" style:parent-style-name="Default" style:data-style-name="N113">
      <style:table-cell-properties fo:border-bottom="none" fo:background-color="#ffffff" fo:border-left="none" fo:border-right="0.088cm solid #000000" fo:border-top="none"/>
    </style:style>
    <style:style style:name="ce55" style:family="table-cell" style:parent-style-name="Default" style:data-style-name="N10">
      <style:table-cell-properties fo:border-bottom="0.088cm solid #000000" fo:border-left="none" fo:border-right="0.088cm solid #000000" fo:border-top="non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none" fo:border-left="0.088cm solid #000000" fo:border-right="none" fo:border-top="0.088cm solid #000000"/>
    </style:style>
    <style:style style:name="ce59" style:family="table-cell" style:parent-style-name="Default">
      <style:table-cell-properties fo:border-bottom="0.039cm double #000000" style:border-line-width-bottom="0.002cm 0.035cm 0.002cm" fo:border-left="0.088cm solid #000000" fo:border-right="none" fo:border-top="none"/>
    </style:style>
    <style:style style:name="ce60" style:family="table-cell" style:parent-style-name="Default">
      <style:table-cell-properties style:text-align-source="fix" style:repeat-content="false" fo:border="0.018cm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="0.018cm solid #000000"/>
    </style:style>
    <style:style style:name="ce62" style:family="table-cell" style:parent-style-name="Default">
      <style:table-cell-properties fo:border-bottom="none" fo:border-left="none" fo:border-right="none" fo:border-top="0.088cm solid #000000"/>
    </style:style>
    <style:style style:name="ce63" style:family="table-cell" style:parent-style-name="Default">
      <style:table-cell-properties fo:border-bottom="0.039cm double #000000" style:border-line-width-bottom="0.002cm 0.035cm 0.002cm" fo:border-left="none" fo:border-right="none" fo:border-top="none"/>
    </style:style>
    <style:style style:name="ce64" style:family="table-cell" style:parent-style-name="Default" style:data-style-name="N2">
      <style:table-cell-properties style:text-align-source="fix" style:repeat-content="false" fo:border="0.018cm solid #000000"/>
      <style:paragraph-properties fo:text-align="center" fo:margin-left="0cm"/>
    </style:style>
    <style:style style:name="ce65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9cm double #000000" style:border-line-width-top="0.002cm 0.035cm 0.002cm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9">
      <style:table-cell-properties style:text-align-source="fix" style:repeat-content="false" fo:border="0.018cm solid #000000"/>
      <style:paragraph-properties fo:text-align="center" fo:margin-left="0cm"/>
    </style:style>
    <style:style style:name="ce67" style:family="table-cell" style:parent-style-name="Default" style:data-style-name="N119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cccccc" fo:border-left="none" fo:border-right="0.035cm solid #000000" fo:border-top="0.088cm solid #000000"/>
    </style:style>
    <style:style style:name="ce69" style:family="table-cell" style:parent-style-name="Default">
      <style:table-cell-properties fo:border-bottom="none" fo:background-color="#cccccc" fo:border-left="none" fo:border-right="0.035cm solid #000000" fo:border-top="none"/>
    </style:style>
    <style:style style:name="ce70" style:family="table-cell" style:parent-style-name="Default">
      <style:table-cell-properties fo:border-bottom="0.039cm double #000000" style:border-line-width-bottom="0.002cm 0.035cm 0.002cm" fo:background-color="#cccccc" fo:border-left="none" fo:border-right="0.035cm solid #000000" fo:border-top="none"/>
    </style:style>
    <style:style style:name="ce71" style:family="table-cell" style:parent-style-name="Default">
      <style:table-cell-properties fo:border-bottom="0.039cm double #000000" style:border-line-width-bottom="0.002cm 0.035cm 0.002cm" fo:border-left="0.088cm solid #000000" fo:border-right="0.018cm solid #000000" fo:border-top="0.088cm solid #000000"/>
    </style:style>
    <style:style style:name="ce72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18cm solid #000000" style:text-align-source="fix" style:repeat-content="false" fo:border-left="0.088cm solid #000000" fo:border-right="0.039cm double #000000" style:border-line-width-right="0.002cm 0.035cm 0.002cm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88cm solid #000000" style:text-align-source="fix" style:repeat-content="false" fo:border-left="0.088cm solid #000000" fo:border-right="0.039cm double #000000" style:border-line-width-right="0.002cm 0.035cm 0.002cm" fo:border-top="0.018cm solid #000000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39cm double #000000" style:border-line-width-bottom="0.002cm 0.035cm 0.002cm" style:text-align-source="fix" style:repeat-content="false" fo:border-left="0.039cm double #000000" style:border-line-width-left="0.002cm 0.035cm 0.002cm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18cm solid #000000" fo:border-left="0.039cm double #000000" style:border-line-width-left="0.002cm 0.035cm 0.002cm" fo:border-right="0.018cm solid #000000" fo:border-top="0.018cm solid #000000"/>
    </style:style>
    <style:style style:name="ce77" style:family="table-cell" style:parent-style-name="Default" style:data-style-name="N2">
      <style:table-cell-properties fo:border="0.018cm solid #000000"/>
    </style:style>
    <style:style style:name="ce78" style:family="table-cell" style:parent-style-name="Default">
      <style:table-cell-properties fo:border-bottom="0.088cm solid #000000" fo:border-left="0.018cm solid #000000" fo:border-right="0.018cm solid #000000" fo:border-top="0.018cm solid #000000"/>
    </style:style>
    <style:style style:name="ce79" style:family="table-cell" style:parent-style-name="Default" style:data-style-name="N119">
      <style:table-cell-properties fo:border-bottom="0.018cm solid #000000" fo:border-left="0.039cm double #000000" style:border-line-width-left="0.002cm 0.035cm 0.002cm" fo:border-right="0.018cm solid #000000" fo:border-top="0.018cm solid #000000"/>
    </style:style>
    <style:style style:name="ce80" style:family="table-cell" style:parent-style-name="Default">
      <style:table-cell-properties fo:border-bottom="0.039cm double #000000" style:border-line-width-bottom="0.002cm 0.035cm 0.002cm" style:text-align-source="fix" style:repeat-content="false" fo:border-left="0.018cm solid #000000" fo:border-right="0.01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119">
      <style:table-cell-properties fo:border="0.018cm solid #000000"/>
    </style:style>
    <style:style style:name="ce82" style:family="table-cell" style:parent-style-name="Default">
      <style:table-cell-properties fo:border-bottom="0.039cm double #000000" style:border-line-width-bottom="0.002cm 0.035cm 0.002cm" style:text-align-source="fix" style:repeat-content="false" fo:border-left="0.01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 style:data-style-name="N119">
      <style:table-cell-properties fo:border-bottom="0.018cm solid #000000" fo:border-left="0.018cm solid #000000" fo:border-right="0.088cm solid #000000" fo:border-top="0.018cm solid #000000"/>
    </style:style>
    <style:style style:name="ce84" style:family="table-cell" style:parent-style-name="Default" style:data-style-name="N2">
      <style:table-cell-properties fo:border-bottom="0.018cm solid #000000" fo:border-left="0.018cm solid #000000" fo:border-right="0.088cm solid #000000" fo:border-top="0.018cm solid #000000"/>
    </style:style>
    <style:style style:name="ce85" style:family="table-cell" style:parent-style-name="Default">
      <style:table-cell-properties fo:border-bottom="0.088cm solid #000000" fo:border-left="0.018cm solid #000000" fo:border-right="0.088cm solid #000000" fo:border-top="0.018cm solid #000000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solid" draw:fill-color="#ffccff" draw:textarea-horizontal-align="center" draw:textarea-vertical-align="middle" draw:shadow="visib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style:text-position="super 70%"/>
    </style:style>
  </office:automatic-styles>
  <office:body>
    <office:spreadsheet>
      <table:calculation-settings>
        <table:iteration table:status="enable"/>
      </table:calculation-settings>
      <table:table table:name="Падение тела" table:style-name="ta1" table:print="false">
        <table:table-column table:style-name="co1" table:default-cell-style-name="ce6"/>
        <table:table-column table:style-name="co2" table:default-cell-style-name="ce12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2" table:number-rows-spanned="1">
            <text:p>Расчет</text:p>
          </table:table-cell>
          <table:covered-table-cell table:style-name="ce8"/>
          <table:table-cell table:number-columns-repeated="4"/>
          <table:table-cell table:style-name="ce14" table:number-columns-spanned="3" table:number-rows-spanned="3">
            <draw:frame table:end-cell-address="'Падение тела'.G2" table:end-x="0.2cm" table:end-y="0.032cm" draw:z-index="0" draw:style-name="gr1" draw:text-style-name="P1" svg:width="0.2cm" svg:height="0.483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  <draw:frame table:end-cell-address="'Падение тела'.I3" table:end-x="1.602cm" table:end-y="0.014cm" draw:z-index="1" draw:style-name="gr1" draw:text-style-name="P1" svg:width="5.966cm" svg:height="1.15cm" svg:x="0.152cm" svg:y="0.039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covered-table-cell table:number-columns-repeated="2"/>
          <table:table-cell/>
        </table:table-row>
        <table:table-row table:style-name="ro2">
          <table:table-cell table:style-name="ce2" office:value-type="string" table:number-columns-spanned="2" table:number-rows-spanned="1">
            <text:p>скорости падения тела</text:p>
          </table:table-cell>
          <table:covered-table-cell table:style-name="ce8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style-name="ce3" office:value-type="string" table:number-columns-spanned="2" table:number-rows-spanned="1">
            <text:p>Выполнил студент Мустафаева П.М.</text:p>
          </table:table-cell>
          <table:covered-table-cell table:style-name="ce8"/>
          <table:table-cell table:number-columns-repeated="4"/>
          <table:covered-table-cell table:number-columns-repeated="3"/>
          <table:table-cell/>
        </table:table-row>
        <table:table-row table:style-name="ro1">
          <table:table-cell table:style-name="ce4" office:value-type="string" table:number-columns-spanned="2" table:number-rows-spanned="1">
            <text:p>Исходные данные</text:p>
          </table:table-cell>
          <table:covered-table-cell table:style-name="ce9"/>
          <table:table-cell table:number-columns-repeated="8"/>
        </table:table-row>
        <table:table-row table:style-name="ro3">
          <table:table-cell table:style-name="ce5" office:value-type="string">
            <text:p>Ускорение g свободного падения, м/с<text:span text:style-name="T1">2</text:span></text:p>
          </table:table-cell>
          <table:table-cell table:style-name="ce10" office:value-type="float" office:value="9.8">
            <text:p>9,8</text:p>
          </table:table-cell>
          <table:table-cell table:number-columns-repeated="8"/>
        </table:table-row>
        <table:table-row table:style-name="ro4">
          <table:table-cell table:style-name="ce5" office:value-type="string">
            <text:p>Коэффициент k сопротивления среды, с<text:span text:style-name="T2">2</text:span>/м<text:span text:style-name="T2">2</text:span></text:p>
          </table:table-cell>
          <table:table-cell table:style-name="ce11" office:value-type="float" office:value="0.020382776923069">
            <text:p>0,0203827769</text:p>
          </table:table-cell>
          <table:table-cell/>
          <table:table-cell>
            <draw:frame table:end-cell-address="'Падение тела'.I33" table:end-x="2.809cm" table:end-y="0.406cm" draw:z-index="2" draw:style-name="gr2" draw:text-style-name="P1" svg:width="14.099cm" svg:height="10.005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Момент t времени, с</text:p>
          </table:table-cell>
          <table:table-cell table:style-name="ce11" office:value-type="float" office:value="1">
            <text:p>1</text:p>
          </table:table-cell>
          <table:table-cell table:number-columns-repeated="8"/>
        </table:table-row>
        <table:table-row table:style-name="ro1" table:visibility="collapse">
          <table:table-cell table:number-columns-repeated="10"/>
        </table:table-row>
        <table:table-row table:style-name="ro1" table:visibility="collapse">
          <table:table-cell office:value-type="string">
            <text:p>Промежуточные формулы:</text:p>
          </table:table-cell>
          <table:table-cell table:number-columns-repeated="9"/>
        </table:table-row>
        <table:table-row table:style-name="ro1" table:visibility="collapse">
          <table:table-cell office:value-type="string">
            <text:p>Корень из коэффициента сопротивления</text:p>
          </table:table-cell>
          <table:table-cell table:formula="of:=SQRT([.$B$6])" office:value-type="float" office:value="0.142768263010618">
            <text:p>0,142768263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Показатель экспоненты</text:p>
          </table:table-cell>
          <table:table-cell table:formula="of:=[.B10]*[.$B$5]*[.B7]" office:value-type="float" office:value="1.39912897750406">
            <text:p>1,3991289775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Возрастающая экспонента</text:p>
          </table:table-cell>
          <table:table-cell table:formula="of:=EXP([.B11])" office:value-type="float" office:value="4.05166933430141">
            <text:p>4,0516693343</text:p>
          </table:table-cell>
          <table:table-cell table:number-columns-repeated="8"/>
        </table:table-row>
        <table:table-row table:style-name="ro1" table:visibility="collapse">
          <table:table-cell office:value-type="string">
            <text:p>Убывающая экспонента</text:p>
          </table:table-cell>
          <table:table-cell table:formula="of:=EXP(-[.B11])" office:value-type="float" office:value="0.246811849015912">
            <text:p>0,246811849</text:p>
          </table:table-cell>
          <table:table-cell table:number-columns-repeated="8"/>
        </table:table-row>
        <table:table-row table:style-name="ro1" table:visibility="collapse">
          <table:table-cell table:number-columns-repeated="10"/>
        </table:table-row>
        <table:table-row table:style-name="ro5">
          <table:table-cell table:style-name="ce7" office:value-type="string">
            <text:p>Искомая скорость V, м/с</text:p>
          </table:table-cell>
          <table:table-cell table:style-name="ce13" table:formula="of:=([.B12]-[.B13])/([.B12]+[.B13])/[.B10]" office:value-type="float" office:value="6.19999999039257">
            <text:p>6,20</text:p>
          </table:table-cell>
          <table:table-cell table:number-columns-repeated="8"/>
        </table:table-row>
      </table:table>
      <table:table table:name="План" table:style-name="ta1" table:print="false"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row table:style-name="ro1">
          <table:table-cell table:style-name="ce15" office:value-type="string" table:number-columns-spanned="7" table:number-rows-spanned="1">
            <text:p>ПЛАН</text:p>
          </table:table-cell>
          <table:covered-table-cell table:number-columns-repeated="6"/>
        </table:table-row>
        <table:table-row table:style-name="ro1">
          <table:table-cell table:style-name="ce16" office:value-type="string" table:number-columns-spanned="7" table:number-rows-spanned="1">
            <text:p>финансовых потоков в 200.. году</text:p>
          </table:table-cell>
          <table:covered-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7" office:value-type="string" table:number-columns-spanned="2" table:number-rows-spanned="1">
            <text:p>Квартал</text:p>
          </table:table-cell>
          <table:covered-table-cell table:style-name="ce25"/>
          <table:table-cell table:style-name="ce33" office:value-type="string">
            <text:p>I</text:p>
          </table:table-cell>
          <table:table-cell table:style-name="ce33" office:value-type="string">
            <text:p>II</text:p>
          </table:table-cell>
          <table:table-cell table:style-name="ce33" office:value-type="string">
            <text:p>III</text:p>
          </table:table-cell>
          <table:table-cell table:style-name="ce33" office:value-type="string">
            <text:p>IV</text:p>
          </table:table-cell>
          <table:table-cell table:style-name="ce49" office:value-type="string">
            <text:p>За год</text:p>
          </table:table-cell>
        </table:table-row>
        <table:table-row table:style-name="ro1">
          <table:table-cell table:style-name="ce18" office:value-type="string" table:number-columns-spanned="2" table:number-rows-spanned="1">
            <text:p>Объем сбыта (шт.)</text:p>
          </table:table-cell>
          <table:covered-table-cell table:style-name="ce26"/>
          <table:table-cell table:style-name="ce34" table:formula="of:=35*(SQRT([.C12]+3000))" office:value-type="float" office:value="3990.61398784698">
            <text:p>3991</text:p>
          </table:table-cell>
          <table:table-cell table:style-name="ce34" table:formula="of:=35*(SQRT([.D12]+3000))" office:value-type="float" office:value="3990.61398784698">
            <text:p>3991</text:p>
          </table:table-cell>
          <table:table-cell table:style-name="ce34" table:formula="of:=35*(SQRT([.E12]+3000))" office:value-type="float" office:value="3990.61398784698">
            <text:p>3991</text:p>
          </table:table-cell>
          <table:table-cell table:style-name="ce43" table:formula="of:=35*(SQRT([.F12]+3000))" office:value-type="float" office:value="3990.61398784698">
            <text:p>3991</text:p>
          </table:table-cell>
          <table:table-cell table:style-name="ce50" table:formula="of:=SUM([.C5:.F5])" office:value-type="float" office:value="15962.4559513879">
            <text:p>15962</text:p>
          </table:table-cell>
        </table:table-row>
        <table:table-row table:style-name="ro1">
          <table:table-cell table:style-name="ce19"/>
          <table:table-cell table:style-name="ce26"/>
          <table:table-cell table:number-columns-repeated="3"/>
          <table:table-cell table:style-name="ce26"/>
          <table:table-cell table:style-name="ce51"/>
        </table:table-row>
        <table:table-row table:style-name="ro1">
          <table:table-cell table:style-name="ce20" office:value-type="string">
            <text:p>Приход:</text:p>
          </table:table-cell>
          <table:table-cell table:style-name="ce27" office:value-type="string">
            <text:p>Начальная сумма</text:p>
          </table:table-cell>
          <table:table-cell table:style-name="ce35" office:value-type="float" office:value="155000">
            <text:p>155000</text:p>
          </table:table-cell>
          <table:table-cell table:style-name="ce42" table:formula="of:=[.C15]" office:value-type="float" office:value="172915.525890623">
            <text:p>172916</text:p>
          </table:table-cell>
          <table:table-cell table:style-name="ce42" table:formula="of:=[.D15]" office:value-type="float" office:value="190831.051781246">
            <text:p>190831</text:p>
          </table:table-cell>
          <table:table-cell table:style-name="ce44" table:formula="of:=[.E15]" office:value-type="float" office:value="207746.577671869">
            <text:p>207747</text:p>
          </table:table-cell>
          <table:table-cell table:style-name="ce52" table:formula="of:=SUM([.C7:.F7])" office:value-type="float" office:value="726493.155343737">
            <text:p>726493</text:p>
          </table:table-cell>
        </table:table-row>
        <table:table-row table:style-name="ro1">
          <table:table-cell table:style-name="ce19"/>
          <table:table-cell table:style-name="ce26" office:value-type="string">
            <text:p>Реализация</text:p>
          </table:table-cell>
          <table:table-cell table:style-name="ce34" table:formula="of:=[.C5]*[.$C$20]" office:value-type="float" office:value="159624.559513879">
            <text:p>159625</text:p>
          </table:table-cell>
          <table:table-cell table:style-name="ce34" table:formula="of:=[.D5]*[.$C$20]" office:value-type="float" office:value="159624.559513879">
            <text:p>159625</text:p>
          </table:table-cell>
          <table:table-cell table:style-name="ce34" table:formula="of:=[.E5]*[.$C$20]" office:value-type="float" office:value="159624.559513879">
            <text:p>159625</text:p>
          </table:table-cell>
          <table:table-cell table:style-name="ce43" table:formula="of:=[.F5]*[.$C$20]" office:value-type="float" office:value="159624.559513879">
            <text:p>159625</text:p>
          </table:table-cell>
          <table:table-cell table:style-name="ce50" table:formula="of:=SUM([.C8:.F8])" office:value-type="float" office:value="638498.238055517">
            <text:p>638498</text:p>
          </table:table-cell>
        </table:table-row>
        <table:table-row table:style-name="ro1">
          <table:table-cell table:style-name="ce21" office:value-type="string">
            <text:p>Всего:</text:p>
          </table:table-cell>
          <table:table-cell table:style-name="ce28"/>
          <table:table-cell table:style-name="ce36" table:formula="of:=SUM([.C7:.C8])" office:value-type="float" office:value="314624.559513879">
            <text:p>314625</text:p>
          </table:table-cell>
          <table:table-cell table:style-name="ce36" table:formula="of:=SUM([.D7:.D8])" office:value-type="float" office:value="332540.085404502">
            <text:p>332540</text:p>
          </table:table-cell>
          <table:table-cell table:style-name="ce36" table:formula="of:=SUM([.E7:.E8])" office:value-type="float" office:value="350455.611295125">
            <text:p>350456</text:p>
          </table:table-cell>
          <table:table-cell table:style-name="ce45" table:formula="of:=SUM([.F7:.F8])" office:value-type="float" office:value="367371.137185748">
            <text:p>367371</text:p>
          </table:table-cell>
          <table:table-cell table:style-name="ce53" table:formula="of:=SUM([.C9:.F9])" office:value-type="float" office:value="1364991.39339925">
            <text:p>1364991</text:p>
          </table:table-cell>
        </table:table-row>
        <table:table-row table:style-name="ro6">
          <table:table-cell table:style-name="ce22" office:value-type="string">
            <text:p>Расход:</text:p>
          </table:table-cell>
          <table:table-cell table:style-name="ce29" office:value-type="string">
            <text:p>Себестоимость реализованного товара</text:p>
          </table:table-cell>
          <table:table-cell table:style-name="ce34" table:formula="of:=[.C5]*[.$C$21]" office:value-type="float" office:value="99765.3496961746">
            <text:p>99765</text:p>
          </table:table-cell>
          <table:table-cell table:style-name="ce34" table:formula="of:=[.D5]*[.$C$21]" office:value-type="float" office:value="99765.3496961746">
            <text:p>99765</text:p>
          </table:table-cell>
          <table:table-cell table:style-name="ce34" table:formula="of:=[.E5]*[.$C$21]" office:value-type="float" office:value="99765.3496961746">
            <text:p>99765</text:p>
          </table:table-cell>
          <table:table-cell table:style-name="ce43" table:formula="of:=[.F5]*[.$C$21]" office:value-type="float" office:value="99765.3496961746">
            <text:p>99765</text:p>
          </table:table-cell>
          <table:table-cell table:style-name="ce50" table:formula="of:=SUM([.C10:.F10])" office:value-type="float" office:value="399061.398784698">
            <text:p>399061</text:p>
          </table:table-cell>
        </table:table-row>
        <table:table-row table:style-name="ro1">
          <table:table-cell table:style-name="ce19"/>
          <table:table-cell table:style-name="ce26" office:value-type="string">
            <text:p>Затраты на зарплату</text:p>
          </table:table-cell>
          <table:table-cell table:number-columns-repeated="2" table:style-name="ce37" office:value-type="float" office:value="8000">
            <text:p>8000</text:p>
          </table:table-cell>
          <table:table-cell table:style-name="ce37" office:value-type="float" office:value="9000">
            <text:p>9000</text:p>
          </table:table-cell>
          <table:table-cell table:style-name="ce46" office:value-type="float" office:value="9000">
            <text:p>9000</text:p>
          </table:table-cell>
          <table:table-cell table:style-name="ce50" table:formula="of:=SUM([.C11:.F11])" office:value-type="float" office:value="34000">
            <text:p>34000</text:p>
          </table:table-cell>
        </table:table-row>
        <table:table-row table:style-name="ro1">
          <table:table-cell table:style-name="ce19"/>
          <table:table-cell table:style-name="ce26" office:value-type="string">
            <text:p>Затраты на рекламу</text:p>
          </table:table-cell>
          <table:table-cell table:number-columns-repeated="3" table:style-name="ce37" office:value-type="float" office:value="10000">
            <text:p>10000</text:p>
          </table:table-cell>
          <table:table-cell table:style-name="ce46" office:value-type="float" office:value="10000">
            <text:p>10000</text:p>
          </table:table-cell>
          <table:table-cell table:style-name="ce50" table:formula="of:=SUM([.C12:.F12])" office:value-type="float" office:value="40000">
            <text:p>40000</text:p>
          </table:table-cell>
        </table:table-row>
        <table:table-row table:style-name="ro1">
          <table:table-cell table:style-name="ce19"/>
          <table:table-cell table:style-name="ce26" office:value-type="string">
            <text:p>Накладные расходы</text:p>
          </table:table-cell>
          <table:table-cell table:style-name="ce34" table:formula="of:=0.15*[.C8]" office:value-type="float" office:value="23943.6839270819">
            <text:p>23944</text:p>
          </table:table-cell>
          <table:table-cell table:style-name="ce34" table:formula="of:=0.15*[.D8]" office:value-type="float" office:value="23943.6839270819">
            <text:p>23944</text:p>
          </table:table-cell>
          <table:table-cell table:style-name="ce34" table:formula="of:=0.15*[.E8]" office:value-type="float" office:value="23943.6839270819">
            <text:p>23944</text:p>
          </table:table-cell>
          <table:table-cell table:style-name="ce43" table:formula="of:=0.15*[.F8]" office:value-type="float" office:value="23943.6839270819">
            <text:p>23944</text:p>
          </table:table-cell>
          <table:table-cell table:style-name="ce50" table:formula="of:=SUM([.C13:.F13])" office:value-type="float" office:value="95774.7357083276">
            <text:p>95775</text:p>
          </table:table-cell>
        </table:table-row>
        <table:table-row table:style-name="ro1">
          <table:table-cell table:style-name="ce21" office:value-type="string">
            <text:p>Всего:</text:p>
          </table:table-cell>
          <table:table-cell table:style-name="ce28"/>
          <table:table-cell table:style-name="ce36" table:formula="of:=SUM([.C10:.C13])" office:value-type="float" office:value="141709.033623256">
            <text:p>141709</text:p>
          </table:table-cell>
          <table:table-cell table:style-name="ce36" table:formula="of:=SUM([.D10:.D13])" office:value-type="float" office:value="141709.033623256">
            <text:p>141709</text:p>
          </table:table-cell>
          <table:table-cell table:style-name="ce36" table:formula="of:=SUM([.E10:.E13])" office:value-type="float" office:value="142709.033623256">
            <text:p>142709</text:p>
          </table:table-cell>
          <table:table-cell table:style-name="ce45" table:formula="of:=SUM([.F10:.F13])" office:value-type="float" office:value="142709.033623256">
            <text:p>142709</text:p>
          </table:table-cell>
          <table:table-cell table:style-name="ce53" table:formula="of:=SUM([.C14:.F14])" office:value-type="float" office:value="568836.134493026">
            <text:p>568836</text:p>
          </table:table-cell>
        </table:table-row>
        <table:table-row table:style-name="ro1">
          <table:table-cell table:style-name="ce23" office:value-type="string" table:number-columns-spanned="2" table:number-rows-spanned="1">
            <text:p>Остаток</text:p>
          </table:table-cell>
          <table:covered-table-cell table:style-name="ce28"/>
          <table:table-cell table:style-name="ce36" table:formula="of:=[.C9]-[.C14]" office:value-type="float" office:value="172915.525890623">
            <text:p>172916</text:p>
          </table:table-cell>
          <table:table-cell table:style-name="ce36" table:formula="of:=[.D9]-[.D14]" office:value-type="float" office:value="190831.051781246">
            <text:p>190831</text:p>
          </table:table-cell>
          <table:table-cell table:style-name="ce36" table:formula="of:=[.E9]-[.E14]" office:value-type="float" office:value="207746.577671869">
            <text:p>207747</text:p>
          </table:table-cell>
          <table:table-cell table:style-name="ce45" table:formula="of:=[.F9]-[.F14]" office:value-type="float" office:value="224662.103562491">
            <text:p>224662</text:p>
          </table:table-cell>
          <table:table-cell table:style-name="ce53" table:formula="of:=SUM([.C15:.F15])" office:value-type="float" office:value="796155.258906229">
            <text:p>796155</text:p>
          </table:table-cell>
        </table:table-row>
        <table:table-row table:style-name="ro1">
          <table:table-cell table:style-name="ce18" office:value-type="string" table:number-columns-spanned="2" table:number-rows-spanned="1">
            <text:p>Валовый доход</text:p>
          </table:table-cell>
          <table:covered-table-cell table:style-name="ce26"/>
          <table:table-cell table:style-name="ce34" table:formula="of:=[.C8]-[.C10]" office:value-type="float" office:value="59859.2098177048">
            <text:p>59859</text:p>
          </table:table-cell>
          <table:table-cell table:style-name="ce34" table:formula="of:=[.D8]-[.D10]" office:value-type="float" office:value="59859.2098177048">
            <text:p>59859</text:p>
          </table:table-cell>
          <table:table-cell table:style-name="ce34" table:formula="of:=[.E8]-[.E10]" office:value-type="float" office:value="59859.2098177048">
            <text:p>59859</text:p>
          </table:table-cell>
          <table:table-cell table:style-name="ce43" table:formula="of:=[.F8]-[.F10]" office:value-type="float" office:value="59859.2098177048">
            <text:p>59859</text:p>
          </table:table-cell>
          <table:table-cell table:style-name="ce50" table:formula="of:=SUM([.C16:.F16])" office:value-type="float" office:value="239436.839270819">
            <text:p>239437</text:p>
          </table:table-cell>
        </table:table-row>
        <table:table-row table:style-name="ro1">
          <table:table-cell table:style-name="ce18" office:value-type="string" table:number-columns-spanned="2" table:number-rows-spanned="1">
            <text:p>Прибыль</text:p>
          </table:table-cell>
          <table:covered-table-cell table:style-name="ce26"/>
          <table:table-cell table:style-name="ce38" table:formula="of:=[.C15]-[.C7]" office:value-type="currency" office:currency="RUR" office:value="17915.5258906229">
            <text:p>17 916 р.</text:p>
          </table:table-cell>
          <table:table-cell table:style-name="ce38" table:formula="of:=[.D15]-[.D7]" office:value-type="currency" office:currency="RUR" office:value="17915.5258906229">
            <text:p>17 916 р.</text:p>
          </table:table-cell>
          <table:table-cell table:style-name="ce38" table:formula="of:=[.E15]-[.E7]" office:value-type="currency" office:currency="RUR" office:value="16915.5258906229">
            <text:p>16 916 р.</text:p>
          </table:table-cell>
          <table:table-cell table:style-name="ce47" table:formula="of:=[.F15]-[.F7]" office:value-type="currency" office:currency="RUR" office:value="16915.5258906229">
            <text:p>16 916 р.</text:p>
          </table:table-cell>
          <table:table-cell table:style-name="ce54" table:formula="of:=SUM([.C17:.F17])" office:value-type="currency" office:currency="RUR" office:value="69662.1035624915">
            <text:p>69 662 р.</text:p>
          </table:table-cell>
        </table:table-row>
        <table:table-row table:style-name="ro1">
          <table:table-cell table:style-name="ce24" office:value-type="string" table:number-columns-spanned="2" table:number-rows-spanned="1">
            <text:p>Уровень прибыльности</text:p>
          </table:table-cell>
          <table:covered-table-cell table:style-name="ce30"/>
          <table:table-cell table:style-name="ce39" table:formula="of:=[.C17]/[.C8]" office:value-type="percentage" office:value="0.112235397517668">
            <text:p>11%</text:p>
          </table:table-cell>
          <table:table-cell table:style-name="ce39" table:formula="of:=[.D17]/[.D8]" office:value-type="percentage" office:value="0.112235397517668">
            <text:p>11%</text:p>
          </table:table-cell>
          <table:table-cell table:style-name="ce39" table:formula="of:=[.E17]/[.E8]" office:value-type="percentage" office:value="0.10597069737976">
            <text:p>11%</text:p>
          </table:table-cell>
          <table:table-cell table:style-name="ce48" table:formula="of:=[.F17]/[.F8]" office:value-type="percentage" office:value="0.10597069737976">
            <text:p>11%</text:p>
          </table:table-cell>
          <table:table-cell table:style-name="ce55" table:formula="of:=[.G17]/[.G8]" office:value-type="percentage" office:value="0.109103047448714">
            <text:p>11%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1" office:value-type="string">
            <text:p>Цена товара:</text:p>
          </table:table-cell>
          <table:table-cell table:style-name="ce40" office:value-type="currency" office:currency="RUR" office:value="40">
            <text:p>40 р.</text:p>
          </table:table-cell>
          <table:table-cell table:number-columns-repeated="4"/>
        </table:table-row>
        <table:table-row table:style-name="ro1">
          <table:table-cell/>
          <table:table-cell table:style-name="ce32" office:value-type="string">
            <text:p>Себестоимость товара:</text:p>
          </table:table-cell>
          <table:table-cell table:style-name="ce41" office:value-type="currency" office:currency="RUR" office:value="25">
            <text:p>25 р.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>
            <draw:frame table:end-cell-address="План.H43" table:end-x="0.265cm" table:end-y="0.304cm" draw:z-index="0" draw:style-name="gr2" draw:text-style-name="P1" svg:width="14.915cm" svg:height="8.149cm" svg:x="2.209cm" svg:y="0.284cm">
              <draw:object draw:notify-on-update-of-ranges="План.C4:План.F4 План.A16:План.B16 План.C16:План.F16 План.A17:План.B17 План.C17:План.F17 План.B12:План.B12 План.C12:План.F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</table:table-row>
      </table:table>
      <table:table table:name="Движение точки" table:style-name="ta1" table:print="false">
        <table:table-column table:style-name="co8" table:default-cell-style-name="ce61"/>
        <table:table-column table:style-name="co9" table:default-cell-style-name="ce64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3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 table:style-name="ce56" office:value-type="string" table:number-columns-spanned="5" table:number-rows-spanned="1">
            <text:p>Движение точки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ce57" table:formula="of:=['Падение тела'.A3]" office:value-type="string" office:string-value="Выполнил студент Мустафаева П.М." table:number-columns-spanned="5" table:number-rows-spanned="1">
            <text:p>Выполнил студент Мустафаева П.М.</text:p>
          </table:table-cell>
          <table:covered-table-cell table:number-columns-repeated="4" table:style-name="Default"/>
          <table:table-cell table:number-columns-repeated="5"/>
        </table:table-row>
        <table:table-row table:style-name="ro1">
          <table:table-cell table:style-name="ce58" office:value-type="string" table:number-columns-spanned="4" table:number-rows-spanned="1">
            <text:p><text:s text:c="3"/>Начальная скорость</text:p>
          </table:table-cell>
          <table:covered-table-cell table:number-columns-repeated="3" table:style-name="ce62"/>
          <table:table-cell table:style-name="ce68" office:value-type="float" office:value="0.15">
            <text:p>0,15</text:p>
          </table:table-cell>
          <table:table-cell>
            <draw:frame table:end-cell-address="'Движение точки'.L17" table:end-x="0.342cm" table:end-y="0.289cm" draw:z-index="0" draw:style-name="gr3" draw:text-style-name="P1" svg:width="12.114cm" svg:height="6.453cm" svg:x="2.077cm" svg:y="0.159cm">
              <draw:object draw:notify-on-update-of-ranges="'Движение точки'.B8:'Движение точки'.B8 'Движение точки'.B9:'Движение точки'.B59 'Движение точки'.H22:'Движение точки'.H22 'Движение точки'.C9:'Движение точки'.C59 'Движение точки'.B8:'Движение точки'.B8 'Движение точки'.B9:'Движение точки'.B59 'Движение точки'.I22:'Движение точки'.I22 'Движение точки'.D9:'Движение точки'.D59 'Движение точки'.B8:'Движение точки'.B8 'Движение точки'.B9:'Движение точки'.B59 'Движение точки'.J22:'Движение точки'.J22 'Движение точки'.E9:'Движение точки'.E59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table:style-name="ce19" office:value-type="string" table:number-columns-spanned="4" table:number-rows-spanned="1">
            <text:p><text:s text:c="3"/>Амплитуда силы</text:p>
          </table:table-cell>
          <table:covered-table-cell table:number-columns-repeated="3" table:style-name="Default"/>
          <table:table-cell table:style-name="ce69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9" office:value-type="string" table:number-columns-spanned="4" table:number-rows-spanned="1">
            <text:p><text:s text:c="3"/>Масса</text:p>
          </table:table-cell>
          <table:covered-table-cell table:number-columns-repeated="3" table:style-name="Default"/>
          <table:table-cell table:style-name="ce69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19" office:value-type="string" table:number-columns-spanned="4" table:number-rows-spanned="1">
            <text:p><text:s text:c="3"/>Частота изменения силы</text:p>
          </table:table-cell>
          <table:covered-table-cell table:number-columns-repeated="3" table:style-name="Default"/>
          <table:table-cell table:style-name="ce69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style-name="ce59" office:value-type="string" table:number-columns-spanned="4" table:number-rows-spanned="1">
            <text:p><text:s text:c="3"/>Шаг по времени</text:p>
          </table:table-cell>
          <table:covered-table-cell table:number-columns-repeated="3" table:style-name="ce63"/>
          <table:table-cell table:style-name="ce70" office:value-type="float" office:value="0.06">
            <text:p>0,06</text:p>
          </table:table-cell>
          <table:table-cell table:number-columns-repeated="5"/>
        </table:table-row>
        <table:table-row table:style-name="ro1">
          <table:table-cell table:style-name="ce60" office:value-type="string">
            <text:p>№</text:p>
          </table:table-cell>
          <table:table-cell table:style-name="ce60" office:value-type="string">
            <text:p>t, с</text:p>
          </table:table-cell>
          <table:table-cell table:style-name="ce65" office:value-type="string">
            <text:p>a, м/с<text:span text:style-name="T3">2</text:span></text:p>
          </table:table-cell>
          <table:table-cell table:style-name="ce65" office:value-type="string">
            <text:p>V, м/с</text:p>
          </table:table-cell>
          <table:table-cell table:style-name="ce65" office:value-type="string">
            <text:p>X, м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,00</text:p>
          </table:table-cell>
          <table:table-cell table:formula="of:=[.$E$4]/[.$E$5]*COS([.$E$6]*[.B9])" office:value-type="float" office:value="1">
            <text:p>1,000</text:p>
          </table:table-cell>
          <table:table-cell table:formula="of:=[.$E$3]+([.$E$4]/([.$E$5]*[.$E$6]))*SIN([.$E$6]*[.B9])" office:value-type="float" office:value="0.15">
            <text:p>0,150</text:p>
          </table:table-cell>
          <table:table-cell table:formula="of:=[.$E$3]*[.B9]+([.$E$4]/([.$E$5]*[.$E$6]^2))*(1-COS([.$E$6]*[.B9]))" office:value-type="float" office:value="0">
            <text:p>0,000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[.B9]+[.$E$7]" office:value-type="float" office:value="0.06">
            <text:p>0,06</text:p>
          </table:table-cell>
          <table:table-cell table:formula="of:=[.$E$4]/[.$E$5]*COS([.$E$6]*[.B10])" office:value-type="float" office:value="0.992808635853866">
            <text:p>0,993</text:p>
          </table:table-cell>
          <table:table-cell table:formula="of:=[.$E$3]+([.$E$4]/([.$E$5]*[.$E$6]))*SIN([.$E$6]*[.B10])" office:value-type="float" office:value="0.20985610364446">
            <text:p>0,210</text:p>
          </table:table-cell>
          <table:table-cell table:formula="of:=[.$E$3]*[.B10]+([.$E$4]/([.$E$5]*[.$E$6]^2))*(1-COS([.$E$6]*[.B10]))" office:value-type="float" office:value="0.0107978410365334">
            <text:p>0,01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formula="of:=[.B10]+[.$E$7]" office:value-type="float" office:value="0.12">
            <text:p>0,12</text:p>
          </table:table-cell>
          <table:table-cell table:formula="of:=[.$E$4]/[.$E$5]*COS([.$E$6]*[.B11])" office:value-type="float" office:value="0.97133797485203">
            <text:p>0,971</text:p>
          </table:table-cell>
          <table:table-cell table:formula="of:=[.$E$3]+([.$E$4]/([.$E$5]*[.$E$6]))*SIN([.$E$6]*[.B11])" office:value-type="float" office:value="0.268851313213567">
            <text:p>0,269</text:p>
          </table:table-cell>
          <table:table-cell table:formula="of:=[.$E$3]*[.B11]+([.$E$4]/([.$E$5]*[.$E$6]^2))*(1-COS([.$E$6]*[.B11]))" office:value-type="float" office:value="0.0251655062869926">
            <text:p>0,02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formula="of:=[.B11]+[.$E$7]" office:value-type="float" office:value="0.18">
            <text:p>0,18</text:p>
          </table:table-cell>
          <table:table-cell table:formula="of:=[.$E$4]/[.$E$5]*COS([.$E$6]*[.B12])" office:value-type="float" office:value="0.935896823677935">
            <text:p>0,936</text:p>
          </table:table-cell>
          <table:table-cell table:formula="of:=[.$E$3]+([.$E$4]/([.$E$5]*[.$E$6]))*SIN([.$E$6]*[.B12])" office:value-type="float" office:value="0.326137116637545">
            <text:p>0,326</text:p>
          </table:table-cell>
          <table:table-cell table:formula="of:=[.$E$3]*[.B12]+([.$E$4]/([.$E$5]*[.$E$6]^2))*(1-COS([.$E$6]*[.B12]))" office:value-type="float" office:value="0.0430257940805163">
            <text:p>0,04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formula="of:=[.B12]+[.$E$7]" office:value-type="float" office:value="0.24">
            <text:p>0,24</text:p>
          </table:table-cell>
          <table:table-cell table:formula="of:=[.$E$4]/[.$E$5]*COS([.$E$6]*[.B13])" office:value-type="float" office:value="0.886994922779284">
            <text:p>0,887</text:p>
          </table:table-cell>
          <table:table-cell table:formula="of:=[.$E$3]+([.$E$4]/([.$E$5]*[.$E$6]))*SIN([.$E$6]*[.B13])" office:value-type="float" office:value="0.380889587770741">
            <text:p>0,381</text:p>
          </table:table-cell>
          <table:table-cell table:formula="of:=[.$E$3]*[.B13]+([.$E$4]/([.$E$5]*[.$E$6]^2))*(1-COS([.$E$6]*[.B13]))" office:value-type="float" office:value="0.064251269305179">
            <text:p>0,064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formula="of:=[.B13]+[.$E$7]" office:value-type="float" office:value="0.3">
            <text:p>0,30</text:p>
          </table:table-cell>
          <table:table-cell table:formula="of:=[.$E$4]/[.$E$5]*COS([.$E$6]*[.B14])" office:value-type="float" office:value="0.825335614909678">
            <text:p>0,825</text:p>
          </table:table-cell>
          <table:table-cell table:formula="of:=[.$E$3]+([.$E$4]/([.$E$5]*[.$E$6]))*SIN([.$E$6]*[.B14])" office:value-type="float" office:value="0.432321236697518">
            <text:p>0,432</text:p>
          </table:table-cell>
          <table:table-cell table:formula="of:=[.$E$3]*[.B14]+([.$E$4]/([.$E$5]*[.$E$6]^2))*(1-COS([.$E$6]*[.B14]))" office:value-type="float" office:value="0.0886660962725804">
            <text:p>0,089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formula="of:=[.B14]+[.$E$7]" office:value-type="float" office:value="0.36">
            <text:p>0,36</text:p>
          </table:table-cell>
          <table:table-cell table:formula="of:=[.$E$4]/[.$E$5]*COS([.$E$6]*[.B15])" office:value-type="float" office:value="0.751805729140895">
            <text:p>0,752</text:p>
          </table:table-cell>
          <table:table-cell table:formula="of:=[.$E$3]+([.$E$4]/([.$E$5]*[.$E$6]))*SIN([.$E$6]*[.B15])" office:value-type="float" office:value="0.479692335985737">
            <text:p>0,480</text:p>
          </table:table-cell>
          <table:table-cell table:formula="of:=[.$E$3]*[.B15]+([.$E$4]/([.$E$5]*[.$E$6]^2))*(1-COS([.$E$6]*[.B15]))" office:value-type="float" office:value="0.116048567714776">
            <text:p>0,116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formula="of:=[.B15]+[.$E$7]" office:value-type="float" office:value="0.42">
            <text:p>0,42</text:p>
          </table:table-cell>
          <table:table-cell table:formula="of:=[.$E$4]/[.$E$5]*COS([.$E$6]*[.B16])" office:value-type="float" office:value="0.667462825841308">
            <text:p>0,667</text:p>
          </table:table-cell>
          <table:table-cell table:formula="of:=[.$E$3]+([.$E$4]/([.$E$5]*[.$E$6]))*SIN([.$E$6]*[.B16])" office:value-type="float" office:value="0.52232155998543">
            <text:p>0,522</text:p>
          </table:table-cell>
          <table:table-cell table:formula="of:=[.$E$3]*[.B16]+([.$E$4]/([.$E$5]*[.$E$6]^2))*(1-COS([.$E$6]*[.B16]))" office:value-type="float" office:value="0.146134293539673">
            <text:p>0,146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formula="of:=[.B16]+[.$E$7]" office:value-type="float" office:value="0.48">
            <text:p>0,48</text:p>
          </table:table-cell>
          <table:table-cell table:formula="of:=[.$E$4]/[.$E$5]*COS([.$E$6]*[.B17])" office:value-type="float" office:value="0.573519986072457">
            <text:p>0,574</text:p>
          </table:table-cell>
          <table:table-cell table:formula="of:=[.$E$3]+([.$E$4]/([.$E$5]*[.$E$6]))*SIN([.$E$6]*[.B17])" office:value-type="float" office:value="0.559595784150499">
            <text:p>0,560</text:p>
          </table:table-cell>
          <table:table-cell table:formula="of:=[.$E$3]*[.B17]+([.$E$4]/([.$E$5]*[.$E$6]^2))*(1-COS([.$E$6]*[.B17]))" office:value-type="float" office:value="0.178620003481886">
            <text:p>0,179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formula="of:=[.B17]+[.$E$7]" office:value-type="float" office:value="0.54">
            <text:p>0,54</text:p>
          </table:table-cell>
          <table:table-cell table:formula="of:=[.$E$4]/[.$E$5]*COS([.$E$6]*[.B18])" office:value-type="float" office:value="0.47132836417374">
            <text:p>0,471</text:p>
          </table:table-cell>
          <table:table-cell table:formula="of:=[.$E$3]+([.$E$4]/([.$E$5]*[.$E$6]))*SIN([.$E$6]*[.B18])" office:value-type="float" office:value="0.590978903442474">
            <text:p>0,591</text:p>
          </table:table-cell>
          <table:table-cell table:formula="of:=[.$E$3]*[.B18]+([.$E$4]/([.$E$5]*[.$E$6]^2))*(1-COS([.$E$6]*[.B18]))" office:value-type="float" office:value="0.213167908956565">
            <text:p>0,21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formula="of:=[.B18]+[.$E$7]" office:value-type="float" office:value="0.6">
            <text:p>0,60</text:p>
          </table:table-cell>
          <table:table-cell table:formula="of:=[.$E$4]/[.$E$5]*COS([.$E$6]*[.B19])" office:value-type="float" office:value="0.362357754476673">
            <text:p>0,362</text:p>
          </table:table-cell>
          <table:table-cell table:formula="of:=[.$E$3]+([.$E$4]/([.$E$5]*[.$E$6]))*SIN([.$E$6]*[.B19])" office:value-type="float" office:value="0.616019542983613">
            <text:p>0,616</text:p>
          </table:table-cell>
          <table:table-cell table:formula="of:=[.$E$3]*[.B19]+([.$E$4]/([.$E$5]*[.$E$6]^2))*(1-COS([.$E$6]*[.B19]))" office:value-type="float" office:value="0.249410561380832">
            <text:p>0,249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formula="of:=[.B19]+[.$E$7]" office:value-type="float" office:value="0.66">
            <text:p>0,66</text:p>
          </table:table-cell>
          <table:table-cell table:formula="of:=[.$E$4]/[.$E$5]*COS([.$E$6]*[.B20])" office:value-type="float" office:value="0.248175451652373">
            <text:p>0,248</text:p>
          </table:table-cell>
          <table:table-cell table:formula="of:=[.$E$3]+([.$E$4]/([.$E$5]*[.$E$6]))*SIN([.$E$6]*[.B20])" office:value-type="float" office:value="0.634357550059133">
            <text:p>0,634</text:p>
          </table:table-cell>
          <table:table-cell table:formula="of:=[.$E$3]*[.B20]+([.$E$4]/([.$E$5]*[.$E$6]^2))*(1-COS([.$E$6]*[.B20]))" office:value-type="float" office:value="0.286956137086907">
            <text:p>0,287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formula="of:=[.B20]+[.$E$7]" office:value-type="float" office:value="0.72">
            <text:p>0,72</text:p>
          </table:table-cell>
          <table:table-cell table:formula="of:=[.$E$4]/[.$E$5]*COS([.$E$6]*[.B21])" office:value-type="float" office:value="0.130423708738145">
            <text:p>0,130</text:p>
          </table:table-cell>
          <table:table-cell table:formula="of:=[.$E$3]+([.$E$4]/([.$E$5]*[.$E$6]))*SIN([.$E$6]*[.B21])" office:value-type="float" office:value="0.645729174095843">
            <text:p>0,646</text:p>
          </table:table-cell>
          <table:table-cell table:formula="of:=[.$E$3]*[.B21]+([.$E$4]/([.$E$5]*[.$E$6]^2))*(1-COS([.$E$6]*[.B21]))" office:value-type="float" office:value="0.325394072815464">
            <text:p>0,325</text:p>
          </table:table-cell>
          <table:table-cell/>
          <table:table-cell table:style-name="ce57" office:value-type="string" table:number-columns-spanned="4" table:number-rows-spanned="1">
            <text:p>Максимальные значения</text:p>
          </table:table-cell>
          <table:covered-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21]+[.$E$7]" office:value-type="float" office:value="0.78">
            <text:p>0,78</text:p>
          </table:table-cell>
          <table:table-cell table:formula="of:=[.$E$4]/[.$E$5]*COS([.$E$6]*[.B22])" office:value-type="float" office:value="0.0107961170582669">
            <text:p>0,011</text:p>
          </table:table-cell>
          <table:table-cell table:style-name="ce67" table:formula="of:=[.$E$3]+([.$E$4]/([.$E$5]*[.$E$6]))*SIN([.$E$6]*[.B22])" office:value-type="float" office:value="0.649970860114983">
            <text:p>0,650</text:p>
          </table:table-cell>
          <table:table-cell table:formula="of:=[.$E$3]*[.B22]+([.$E$4]/([.$E$5]*[.$E$6]^2))*(1-COS([.$E$6]*[.B22]))" office:value-type="float" office:value="0.364300970735433">
            <text:p>0,364</text:p>
          </table:table-cell>
          <table:table-cell/>
          <table:table-cell table:style-name="ce71"/>
          <table:table-cell table:style-name="ce75" office:value-type="string">
            <text:p>a, м/с<text:span text:style-name="T3">2</text:span></text:p>
          </table:table-cell>
          <table:table-cell table:style-name="ce80" office:value-type="string">
            <text:p>V, м/с</text:p>
          </table:table-cell>
          <table:table-cell table:style-name="ce82" office:value-type="string">
            <text:p>X, м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B22]+[.$E$7]" office:value-type="float" office:value="0.84">
            <text:p>0,84</text:p>
          </table:table-cell>
          <table:table-cell table:formula="of:=[.$E$4]/[.$E$5]*COS([.$E$6]*[.B23])" office:value-type="float" office:value="-0.108986752239872">
            <text:p>-0,109</text:p>
          </table:table-cell>
          <table:table-cell table:formula="of:=[.$E$3]+([.$E$4]/([.$E$5]*[.$E$6]))*SIN([.$E$6]*[.B23])" office:value-type="float" office:value="0.647021601099038">
            <text:p>0,647</text:p>
          </table:table-cell>
          <table:table-cell table:formula="of:=[.$E$3]*[.B23]+([.$E$4]/([.$E$5]*[.$E$6]^2))*(1-COS([.$E$6]*[.B23]))" office:value-type="float" office:value="0.403246688059968">
            <text:p>0,403</text:p>
          </table:table-cell>
          <table:table-cell/>
          <table:table-cell table:style-name="ce72" office:value-type="string">
            <text:p>max</text:p>
          </table:table-cell>
          <table:table-cell table:style-name="ce76" table:formula="of:=MAX([.C9:.C59])" office:value-type="float" office:value="1">
            <text:p>1</text:p>
          </table:table-cell>
          <table:table-cell table:style-name="ce81" table:formula="of:=MAX([.D9:.D59])" office:value-type="float" office:value="0.649970860114983">
            <text:p>0,650</text:p>
          </table:table-cell>
          <table:table-cell table:style-name="ce83" table:formula="of:=MAX([.E9:.E59])" office:value-type="float" office:value="0.746821149762119">
            <text:p>0,74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B23]+[.$E$7]" office:value-type="float" office:value="0.9">
            <text:p>0,90</text:p>
          </table:table-cell>
          <table:table-cell table:formula="of:=[.$E$4]/[.$E$5]*COS([.$E$6]*[.B24])" office:value-type="float" office:value="-0.227202094693088">
            <text:p>-0,227</text:p>
          </table:table-cell>
          <table:table-cell table:formula="of:=[.$E$3]+([.$E$4]/([.$E$5]*[.$E$6]))*SIN([.$E$6]*[.B24])" office:value-type="float" office:value="0.636923815439098">
            <text:p>0,637</text:p>
          </table:table-cell>
          <table:table-cell table:formula="of:=[.$E$3]*[.B24]+([.$E$4]/([.$E$5]*[.$E$6]^2))*(1-COS([.$E$6]*[.B24]))" office:value-type="float" office:value="0.441800523673272">
            <text:p>0,442</text:p>
          </table:table-cell>
          <table:table-cell/>
          <table:table-cell table:style-name="ce73" office:value-type="string">
            <text:p>t</text:p>
          </table:table-cell>
          <table:table-cell table:style-name="ce77" table:formula="of:=INDEX([.B9:.B59];[.H25])" office:value-type="float" office:value="0">
            <text:p>0,00</text:p>
          </table:table-cell>
          <table:table-cell table:style-name="ce61" table:formula="of:=INDEX([.B9:.B59];[.I25])" office:value-type="float" office:value="0.78">
            <text:p>0,78</text:p>
          </table:table-cell>
          <table:table-cell table:style-name="ce84" table:formula="of:=INDEX([.B9:.B59];[.J25])" office:value-type="float" office:value="1.74">
            <text:p>1,7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B24]+[.$E$7]" office:value-type="float" office:value="0.96">
            <text:p>0,96</text:p>
          </table:table-cell>
          <table:table-cell table:formula="of:=[.$E$4]/[.$E$5]*COS([.$E$6]*[.B25])" office:value-type="float" office:value="-0.342149651150899">
            <text:p>-0,342</text:p>
          </table:table-cell>
          <table:table-cell table:formula="of:=[.$E$3]+([.$E$4]/([.$E$5]*[.$E$6]))*SIN([.$E$6]*[.B25])" office:value-type="float" office:value="0.619822736842662">
            <text:p>0,620</text:p>
          </table:table-cell>
          <table:table-cell table:formula="of:=[.$E$3]*[.B25]+([.$E$4]/([.$E$5]*[.$E$6]^2))*(1-COS([.$E$6]*[.B25]))" office:value-type="float" office:value="0.479537412787725">
            <text:p>0,480</text:p>
          </table:table-cell>
          <table:table-cell/>
          <table:table-cell table:style-name="ce74" office:value-type="string">
            <text:p>№ в столбце</text:p>
          </table:table-cell>
          <table:table-cell table:style-name="ce78" table:formula="of:=MATCH([.H23];[.C9:.C59];0)" office:value-type="float" office:value="1">
            <text:p>1</text:p>
          </table:table-cell>
          <table:table-cell table:style-name="ce78" table:formula="of:=MATCH([.I23];[.D9:.D59];0)" office:value-type="float" office:value="14">
            <text:p>14</text:p>
          </table:table-cell>
          <table:table-cell table:style-name="ce85" table:formula="of:=MATCH([.J23];[.E9:.E59];0)" office:value-type="float" office:value="30">
            <text:p>3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B25]+[.$E$7]" office:value-type="float" office:value="1.02">
            <text:p>1,02</text:p>
          </table:table-cell>
          <table:table-cell table:formula="of:=[.$E$4]/[.$E$5]*COS([.$E$6]*[.B26])" office:value-type="float" office:value="-0.452176162140913">
            <text:p>-0,452</text:p>
          </table:table-cell>
          <table:table-cell table:formula="of:=[.$E$3]+([.$E$4]/([.$E$5]*[.$E$6]))*SIN([.$E$6]*[.B26])" office:value-type="float" office:value="0.59596432547669">
            <text:p>0,596</text:p>
          </table:table-cell>
          <table:table-cell table:formula="of:=[.$E$3]*[.B26]+([.$E$4]/([.$E$5]*[.$E$6]^2))*(1-COS([.$E$6]*[.B26]))" office:value-type="float" office:value="0.516044040535228">
            <text:p>0,516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formula="of:=[.B26]+[.$E$7]" office:value-type="float" office:value="1.08">
            <text:p>1,08</text:p>
          </table:table-cell>
          <table:table-cell table:formula="of:=[.$E$4]/[.$E$5]*COS([.$E$6]*[.B27])" office:value-type="float" office:value="-0.555699146250613">
            <text:p>-0,556</text:p>
          </table:table-cell>
          <table:table-cell table:formula="of:=[.$E$3]+([.$E$4]/([.$E$5]*[.$E$6]))*SIN([.$E$6]*[.B27])" office:value-type="float" office:value="0.565691730389341">
            <text:p>0,566</text:p>
          </table:table-cell>
          <table:table-cell table:formula="of:=[.$E$3]*[.B27]+([.$E$4]/([.$E$5]*[.$E$6]^2))*(1-COS([.$E$6]*[.B27]))" office:value-type="float" office:value="0.550924786562653">
            <text:p>0,551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formula="of:=[.B27]+[.$E$7]" office:value-type="float" office:value="1.14">
            <text:p>1,14</text:p>
          </table:table-cell>
          <table:table-cell table:formula="of:=[.$E$4]/[.$E$5]*COS([.$E$6]*[.B28])" office:value-type="float" office:value="-0.651229660527547">
            <text:p>-0,651</text:p>
          </table:table-cell>
          <table:table-cell table:formula="of:=[.$E$3]+([.$E$4]/([.$E$5]*[.$E$6]))*SIN([.$E$6]*[.B28])" office:value-type="float" office:value="0.529440354090461">
            <text:p>0,529</text:p>
          </table:table-cell>
          <table:table-cell table:formula="of:=[.$E$3]*[.B28]+([.$E$4]/([.$E$5]*[.$E$6]^2))*(1-COS([.$E$6]*[.B28]))" office:value-type="float" office:value="0.583807415131887">
            <text:p>0,584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formula="of:=[.B28]+[.$E$7]" office:value-type="float" office:value="1.2">
            <text:p>1,20</text:p>
          </table:table-cell>
          <table:table-cell table:formula="of:=[.$E$4]/[.$E$5]*COS([.$E$6]*[.B29])" office:value-type="float" office:value="-0.737393715541246">
            <text:p>-0,737</text:p>
          </table:table-cell>
          <table:table-cell table:formula="of:=[.$E$3]+([.$E$4]/([.$E$5]*[.$E$6]))*SIN([.$E$6]*[.B29])" office:value-type="float" office:value="0.487731590275575">
            <text:p>0,488</text:p>
          </table:table-cell>
          <table:table-cell table:formula="of:=[.$E$3]*[.B29]+([.$E$4]/([.$E$5]*[.$E$6]^2))*(1-COS([.$E$6]*[.B29]))" office:value-type="float" office:value="0.614348428885312">
            <text:p>0,614</text:p>
          </table:table-cell>
          <table:table-cell/>
          <table:table-cell table:style-name="ce57" office:value-type="string" table:number-columns-spanned="4" table:number-rows-spanned="1">
            <text:p>Минимальные значения</text:p>
          </table:table-cell>
          <table:covered-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B29]+[.$E$7]" office:value-type="float" office:value="1.26">
            <text:p>1,26</text:p>
          </table:table-cell>
          <table:table-cell table:formula="of:=[.$E$4]/[.$E$5]*COS([.$E$6]*[.B30])" office:value-type="float" office:value="-0.812952037099891">
            <text:p>-0,813</text:p>
          </table:table-cell>
          <table:table-cell table:formula="of:=[.$E$3]+([.$E$4]/([.$E$5]*[.$E$6]))*SIN([.$E$6]*[.B30])" office:value-type="float" office:value="0.44116532476204">
            <text:p>0,441</text:p>
          </table:table-cell>
          <table:table-cell table:formula="of:=[.$E$3]*[.B30]+([.$E$4]/([.$E$5]*[.$E$6]^2))*(1-COS([.$E$6]*[.B30]))" office:value-type="float" office:value="0.642238009274973">
            <text:p>0,642</text:p>
          </table:table-cell>
          <table:table-cell/>
          <table:table-cell table:style-name="ce71"/>
          <table:table-cell table:style-name="ce75" office:value-type="string">
            <text:p>a, м/с<text:span text:style-name="T3">2</text:span></text:p>
          </table:table-cell>
          <table:table-cell table:style-name="ce80" office:value-type="string">
            <text:p>V, м/с</text:p>
          </table:table-cell>
          <table:table-cell table:style-name="ce82" office:value-type="string">
            <text:p>X, м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B30]+[.$E$7]" office:value-type="float" office:value="1.32">
            <text:p>1,32</text:p>
          </table:table-cell>
          <table:table-cell table:formula="of:=[.$E$4]/[.$E$5]*COS([.$E$6]*[.B31])" office:value-type="float" office:value="-0.876817890394282">
            <text:p>-0,877</text:p>
          </table:table-cell>
          <table:table-cell table:formula="of:=[.$E$3]+([.$E$4]/([.$E$5]*[.$E$6]))*SIN([.$E$6]*[.B31])" office:value-type="float" office:value="0.390411307494323">
            <text:p>0,390</text:p>
          </table:table-cell>
          <table:table-cell table:formula="of:=[.$E$3]*[.B31]+([.$E$4]/([.$E$5]*[.$E$6]^2))*(1-COS([.$E$6]*[.B31]))" office:value-type="float" office:value="0.667204472598571">
            <text:p>0,667</text:p>
          </table:table-cell>
          <table:table-cell/>
          <table:table-cell table:style-name="ce72" office:value-type="string">
            <text:p>max</text:p>
          </table:table-cell>
          <table:table-cell table:style-name="ce79" table:formula="of:=MIN([.C9:.C59])" office:value-type="float" office:value="-0.999766887712928">
            <text:p>-1,000</text:p>
          </table:table-cell>
          <table:table-cell table:style-name="ce81" table:formula="of:=MIN([.D9:.D59])" office:value-type="float" office:value="-0.349737761413642">
            <text:p>-0,350</text:p>
          </table:table-cell>
          <table:table-cell table:style-name="ce83" table:formula="of:=MIN([.E9:.E59])" office:value-type="float" office:value="0">
            <text:p>0,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B31]+[.$E$7]" office:value-type="float" office:value="1.38">
            <text:p>1,38</text:p>
          </table:table-cell>
          <table:table-cell table:formula="of:=[.$E$4]/[.$E$5]*COS([.$E$6]*[.B32])" office:value-type="float" office:value="-0.928072710209333">
            <text:p>-0,928</text:p>
          </table:table-cell>
          <table:table-cell table:formula="of:=[.$E$3]+([.$E$4]/([.$E$5]*[.$E$6]))*SIN([.$E$6]*[.B32])" office:value-type="float" office:value="0.336199519712527">
            <text:p>0,336</text:p>
          </table:table-cell>
          <table:table-cell table:formula="of:=[.$E$3]*[.B32]+([.$E$4]/([.$E$5]*[.$E$6]^2))*(1-COS([.$E$6]*[.B32]))" office:value-type="float" office:value="0.689018177552333">
            <text:p>0,689</text:p>
          </table:table-cell>
          <table:table-cell/>
          <table:table-cell table:style-name="ce73" office:value-type="string">
            <text:p>t</text:p>
          </table:table-cell>
          <table:table-cell table:style-name="ce77" table:formula="of:=INDEX([.B9:.B59];[.H33])" office:value-type="float" office:value="1.56">
            <text:p>1,56</text:p>
          </table:table-cell>
          <table:table-cell table:style-name="ce61" table:formula="of:=INDEX([.B9:.B59];[.I33])" office:value-type="float" office:value="2.34">
            <text:p>2,34</text:p>
          </table:table-cell>
          <table:table-cell table:style-name="ce84" table:formula="of:=INDEX([.B9:.B59];[.J33])" office:value-type="float" office:value="0">
            <text:p>0,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B32]+[.$E$7]" office:value-type="float" office:value="1.44">
            <text:p>1,44</text:p>
          </table:table-cell>
          <table:table-cell table:formula="of:=[.$E$4]/[.$E$5]*COS([.$E$6]*[.B33])" office:value-type="float" office:value="-0.965979312397975">
            <text:p>-0,966</text:p>
          </table:table-cell>
          <table:table-cell table:formula="of:=[.$E$3]+([.$E$4]/([.$E$5]*[.$E$6]))*SIN([.$E$6]*[.B33])" office:value-type="float" office:value="0.279309674830555">
            <text:p>0,279</text:p>
          </table:table-cell>
          <table:table-cell table:formula="of:=[.$E$3]*[.B33]+([.$E$4]/([.$E$5]*[.$E$6]^2))*(1-COS([.$E$6]*[.B33]))" office:value-type="float" office:value="0.707494828099494">
            <text:p>0,707</text:p>
          </table:table-cell>
          <table:table-cell/>
          <table:table-cell table:style-name="ce74" office:value-type="string">
            <text:p>№ в столбце</text:p>
          </table:table-cell>
          <table:table-cell table:style-name="ce78" table:formula="of:=MATCH([.H31];[.C9:.C59];0)" office:value-type="float" office:value="27">
            <text:p>27</text:p>
          </table:table-cell>
          <table:table-cell table:style-name="ce78" table:formula="of:=MATCH([.I31];[.D9:.D59];0)" office:value-type="float" office:value="40">
            <text:p>40</text:p>
          </table:table-cell>
          <table:table-cell table:style-name="ce85" table:formula="of:=MATCH([.J31];[.E9:.E59];0)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B33]+[.$E$7]" office:value-type="float" office:value="1.5">
            <text:p>1,50</text:p>
          </table:table-cell>
          <table:table-cell table:formula="of:=[.$E$4]/[.$E$5]*COS([.$E$6]*[.B34])" office:value-type="float" office:value="-0.989992496600446">
            <text:p>-0,990</text:p>
          </table:table-cell>
          <table:table-cell table:formula="of:=[.$E$3]+([.$E$4]/([.$E$5]*[.$E$6]))*SIN([.$E$6]*[.B34])" office:value-type="float" office:value="0.220560004029933">
            <text:p>0,221</text:p>
          </table:table-cell>
          <table:table-cell table:formula="of:=[.$E$3]*[.B34]+([.$E$4]/([.$E$5]*[.$E$6]^2))*(1-COS([.$E$6]*[.B34]))" office:value-type="float" office:value="0.722498124150112">
            <text:p>0,722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table:formula="of:=[.B34]+[.$E$7]" office:value-type="float" office:value="1.56">
            <text:p>1,56</text:p>
          </table:table-cell>
          <table:table-cell table:formula="of:=[.$E$4]/[.$E$5]*COS([.$E$6]*[.B35])" office:value-type="float" office:value="-0.999766887712928">
            <text:p>-1,000</text:p>
          </table:table-cell>
          <table:table-cell table:formula="of:=[.$E$3]+([.$E$4]/([.$E$5]*[.$E$6]))*SIN([.$E$6]*[.B35])" office:value-type="float" office:value="0.160795487863047">
            <text:p>0,161</text:p>
          </table:table-cell>
          <table:table-cell table:formula="of:=[.$E$3]*[.B35]+([.$E$4]/([.$E$5]*[.$E$6]^2))*(1-COS([.$E$6]*[.B35]))" office:value-type="float" office:value="0.733941721928232">
            <text:p>0,73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table:formula="of:=[.B35]+[.$E$7]" office:value-type="float" office:value="1.62">
            <text:p>1,62</text:p>
          </table:table-cell>
          <table:table-cell table:formula="of:=[.$E$4]/[.$E$5]*COS([.$E$6]*[.B36])" office:value-type="float" office:value="-0.99516190332383">
            <text:p>-0,995</text:p>
          </table:table-cell>
          <table:table-cell table:formula="of:=[.$E$3]+([.$E$4]/([.$E$5]*[.$E$6]))*SIN([.$E$6]*[.B36])" office:value-type="float" office:value="0.100875703127445">
            <text:p>0,101</text:p>
          </table:table-cell>
          <table:table-cell table:formula="of:=[.$E$3]*[.B36]+([.$E$4]/([.$E$5]*[.$E$6]^2))*(1-COS([.$E$6]*[.B36]))" office:value-type="float" office:value="0.741790475830958">
            <text:p>0,742</text:p>
          </table:table-cell>
          <table:table-cell>
            <draw:frame table:end-cell-address="'Движение точки'.M55" table:end-x="0.339cm" table:end-y="0.327cm" draw:z-index="1" draw:style-name="gr2" draw:text-style-name="P1" svg:width="14.506cm" svg:height="8.681cm" svg:x="1.94cm" svg:y="0.227cm">
              <draw:object draw:notify-on-update-of-ranges="'Движение точки'.D8:'Движение точки'.D8 'Движение точки'.D9:'Движение точки'.D59 'Движение точки'.E8:'Движение точки'.E8 'Движение точки'.E9:'Движение точки'.E59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table:formula="of:=[.B36]+[.$E$7]" office:value-type="float" office:value="1.68">
            <text:p>1,68</text:p>
          </table:table-cell>
          <table:table-cell table:formula="of:=[.$E$4]/[.$E$5]*COS([.$E$6]*[.B37])" office:value-type="float" office:value="-0.976243775672409">
            <text:p>-0,976</text:p>
          </table:table-cell>
          <table:table-cell table:formula="of:=[.$E$3]+([.$E$4]/([.$E$5]*[.$E$6]))*SIN([.$E$6]*[.B37])" office:value-type="float" office:value="0.0416624598063091">
            <text:p>0,042</text:p>
          </table:table-cell>
          <table:table-cell table:formula="of:=[.$E$3]*[.B37]+([.$E$4]/([.$E$5]*[.$E$6]^2))*(1-COS([.$E$6]*[.B37]))" office:value-type="float" office:value="0.746060943918103">
            <text:p>0,74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formula="of:=[.B37]+[.$E$7]" office:value-type="float" office:value="1.74">
            <text:p>1,74</text:p>
          </table:table-cell>
          <table:table-cell table:formula="of:=[.$E$4]/[.$E$5]*COS([.$E$6]*[.B38])" office:value-type="float" office:value="-0.943284599048475">
            <text:p>-0,943</text:p>
          </table:table-cell>
          <table:table-cell table:formula="of:=[.$E$3]+([.$E$4]/([.$E$5]*[.$E$6]))*SIN([.$E$6]*[.B38])" office:value-type="float" office:value="-0.0159925941103681">
            <text:p>-0,016</text:p>
          </table:table-cell>
          <table:table-cell table:formula="of:=[.$E$3]*[.B38]+([.$E$4]/([.$E$5]*[.$E$6]^2))*(1-COS([.$E$6]*[.B38]))" office:value-type="float" office:value="0.746821149762119">
            <text:p>0,747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formula="of:=[.B38]+[.$E$7]" office:value-type="float" office:value="1.8">
            <text:p>1,80</text:p>
          </table:table-cell>
          <table:table-cell table:formula="of:=[.$E$4]/[.$E$5]*COS([.$E$6]*[.B39])" office:value-type="float" office:value="-0.896758416334146">
            <text:p>-0,897</text:p>
          </table:table-cell>
          <table:table-cell table:formula="of:=[.$E$3]+([.$E$4]/([.$E$5]*[.$E$6]))*SIN([.$E$6]*[.B39])" office:value-type="float" office:value="-0.0712602216474272">
            <text:p>-0,071</text:p>
          </table:table-cell>
          <table:table-cell table:formula="of:=[.$E$3]*[.B39]+([.$E$4]/([.$E$5]*[.$E$6]^2))*(1-COS([.$E$6]*[.B39]))" office:value-type="float" office:value="0.744189604083537">
            <text:p>0,74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formula="of:=[.B39]+[.$E$7]" office:value-type="float" office:value="1.86">
            <text:p>1,86</text:p>
          </table:table-cell>
          <table:table-cell table:formula="of:=[.$E$4]/[.$E$5]*COS([.$E$6]*[.B40])" office:value-type="float" office:value="-0.837334400973879">
            <text:p>-0,837</text:p>
          </table:table-cell>
          <table:table-cell table:formula="of:=[.$E$3]+([.$E$4]/([.$E$5]*[.$E$6]))*SIN([.$E$6]*[.B40])" office:value-type="float" office:value="-0.123345523534645">
            <text:p>-0,123</text:p>
          </table:table-cell>
          <table:table-cell table:formula="of:=[.$E$3]*[.B40]+([.$E$4]/([.$E$5]*[.$E$6]^2))*(1-COS([.$E$6]*[.B40]))" office:value-type="float" office:value="0.73833360024347">
            <text:p>0,738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table:formula="of:=[.B40]+[.$E$7]" office:value-type="float" office:value="1.92">
            <text:p>1,92</text:p>
          </table:table-cell>
          <table:table-cell table:formula="of:=[.$E$4]/[.$E$5]*COS([.$E$6]*[.B41])" office:value-type="float" office:value="-0.765867232434636">
            <text:p>-0,766</text:p>
          </table:table-cell>
          <table:table-cell table:formula="of:=[.$E$3]+([.$E$4]/([.$E$5]*[.$E$6]))*SIN([.$E$6]*[.B41])" office:value-type="float" office:value="-0.171499371026955">
            <text:p>-0,171</text:p>
          </table:table-cell>
          <table:table-cell table:formula="of:=[.$E$3]*[.B41]+([.$E$4]/([.$E$5]*[.$E$6]^2))*(1-COS([.$E$6]*[.B41]))" office:value-type="float" office:value="0.729466808108659">
            <text:p>0,729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table:formula="of:=[.B41]+[.$E$7]" office:value-type="float" office:value="1.98">
            <text:p>1,98</text:p>
          </table:table-cell>
          <table:table-cell table:formula="of:=[.$E$4]/[.$E$5]*COS([.$E$6]*[.B42])" office:value-type="float" office:value="-0.683384803583334">
            <text:p>-0,683</text:p>
          </table:table-cell>
          <table:table-cell table:formula="of:=[.$E$3]+([.$E$4]/([.$E$5]*[.$E$6]))*SIN([.$E$6]*[.B42])" office:value-type="float" office:value="-0.215029180419651">
            <text:p>-0,215</text:p>
          </table:table-cell>
          <table:table-cell table:formula="of:=[.$E$3]*[.B42]+([.$E$4]/([.$E$5]*[.$E$6]^2))*(1-COS([.$E$6]*[.B42]))" office:value-type="float" office:value="0.717846200895834">
            <text:p>0,718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formula="of:=[.B42]+[.$E$7]" office:value-type="float" office:value="2.04">
            <text:p>2,04</text:p>
          </table:table-cell>
          <table:table-cell table:formula="of:=[.$E$4]/[.$E$5]*COS([.$E$6]*[.B43])" office:value-type="float" office:value="-0.591073436783029">
            <text:p>-0,591</text:p>
          </table:table-cell>
          <table:table-cell table:formula="of:=[.$E$3]+([.$E$4]/([.$E$5]*[.$E$6]))*SIN([.$E$6]*[.B43])" office:value-type="float" office:value="-0.253308874291621">
            <text:p>-0,253</text:p>
          </table:table-cell>
          <table:table-cell table:formula="of:=[.$E$3]*[.B43]+([.$E$4]/([.$E$5]*[.$E$6]^2))*(1-COS([.$E$6]*[.B43]))" office:value-type="float" office:value="0.703768359195758">
            <text:p>0,704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formula="of:=[.B43]+[.$E$7]" office:value-type="float" office:value="2.1">
            <text:p>2,10</text:p>
          </table:table-cell>
          <table:table-cell table:formula="of:=[.$E$4]/[.$E$5]*COS([.$E$6]*[.B44])" office:value-type="float" office:value="-0.490260821340697">
            <text:p>-0,490</text:p>
          </table:table-cell>
          <table:table-cell table:formula="of:=[.$E$3]+([.$E$4]/([.$E$5]*[.$E$6]))*SIN([.$E$6]*[.B44])" office:value-type="float" office:value="-0.285787886206795">
            <text:p>-0,286</text:p>
          </table:table-cell>
          <table:table-cell table:formula="of:=[.$E$3]*[.B44]+([.$E$4]/([.$E$5]*[.$E$6]^2))*(1-COS([.$E$6]*[.B44]))" office:value-type="float" office:value="0.687565205335175">
            <text:p>0,688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formula="of:=[.B44]+[.$E$7]" office:value-type="float" office:value="2.16">
            <text:p>2,16</text:p>
          </table:table-cell>
          <table:table-cell table:formula="of:=[.$E$4]/[.$E$5]*COS([.$E$6]*[.B45])" office:value-type="float" office:value="-0.382396917712678">
            <text:p>-0,382</text:p>
          </table:table-cell>
          <table:table-cell table:formula="of:=[.$E$3]+([.$E$4]/([.$E$5]*[.$E$6]))*SIN([.$E$6]*[.B45])" office:value-type="float" office:value="-0.311999079361595">
            <text:p>-0,312</text:p>
          </table:table-cell>
          <table:table-cell table:formula="of:=[.$E$3]*[.B45]+([.$E$4]/([.$E$5]*[.$E$6]^2))*(1-COS([.$E$6]*[.B45]))" office:value-type="float" office:value="0.66959922942817">
            <text:p>0,670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formula="of:=[.B45]+[.$E$7]" office:value-type="float" office:value="2.22">
            <text:p>2,22</text:p>
          </table:table-cell>
          <table:table-cell table:formula="of:=[.$E$4]/[.$E$5]*COS([.$E$6]*[.B46])" office:value-type="float" office:value="-0.269033103117396">
            <text:p>-0,269</text:p>
          </table:table-cell>
          <table:table-cell table:formula="of:=[.$E$3]+([.$E$4]/([.$E$5]*[.$E$6]))*SIN([.$E$6]*[.B46])" office:value-type="float" office:value="-0.331565465286659">
            <text:p>-0,332</text:p>
          </table:table-cell>
          <table:table-cell table:formula="of:=[.$E$3]*[.B46]+([.$E$4]/([.$E$5]*[.$E$6]^2))*(1-COS([.$E$6]*[.B46]))" office:value-type="float" office:value="0.650258275779349">
            <text:p>0,65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formula="of:=[.B46]+[.$E$7]" office:value-type="float" office:value="2.28">
            <text:p>2,28</text:p>
          </table:table-cell>
          <table:table-cell table:formula="of:=[.$E$4]/[.$E$5]*COS([.$E$6]*[.B47])" office:value-type="float" office:value="-0.151799858498352">
            <text:p>-0,152</text:p>
          </table:table-cell>
          <table:table-cell table:formula="of:=[.$E$3]+([.$E$4]/([.$E$5]*[.$E$6]))*SIN([.$E$6]*[.B47])" office:value-type="float" office:value="-0.344205625969565">
            <text:p>-0,344</text:p>
          </table:table-cell>
          <table:table-cell table:formula="of:=[.$E$3]*[.B47]+([.$E$4]/([.$E$5]*[.$E$6]^2))*(1-COS([.$E$6]*[.B47]))" office:value-type="float" office:value="0.629949964624588">
            <text:p>0,630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formula="of:=[.B47]+[.$E$7]" office:value-type="float" office:value="2.34">
            <text:p>2,34</text:p>
          </table:table-cell>
          <table:table-cell table:formula="of:=[.$E$4]/[.$E$5]*COS([.$E$6]*[.B48])" office:value-type="float" office:value="-0.0323833177597212">
            <text:p>-0,032</text:p>
          </table:table-cell>
          <table:table-cell table:formula="of:=[.$E$3]+([.$E$4]/([.$E$5]*[.$E$6]))*SIN([.$E$6]*[.B48])" office:value-type="float" office:value="-0.349737761413642">
            <text:p>-0,350</text:p>
          </table:table-cell>
          <table:table-cell table:formula="of:=[.$E$3]*[.B48]+([.$E$4]/([.$E$5]*[.$E$6]^2))*(1-COS([.$E$6]*[.B48]))" office:value-type="float" office:value="0.609095829439931">
            <text:p>0,60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formula="of:=[.B48]+[.$E$7]" office:value-type="float" office:value="2.4">
            <text:p>2,40</text:p>
          </table:table-cell>
          <table:table-cell table:formula="of:=[.$E$4]/[.$E$5]*COS([.$E$6]*[.B49])" office:value-type="float" office:value="0.0874989834394499">
            <text:p>0,087</text:p>
          </table:table-cell>
          <table:table-cell table:formula="of:=[.$E$3]+([.$E$4]/([.$E$5]*[.$E$6]))*SIN([.$E$6]*[.B49])" office:value-type="float" office:value="-0.34808230441792">
            <text:p>-0,348</text:p>
          </table:table-cell>
          <table:table-cell table:formula="of:=[.$E$3]*[.B49]+([.$E$4]/([.$E$5]*[.$E$6]^2))*(1-COS([.$E$6]*[.B49]))" office:value-type="float" office:value="0.588125254140138">
            <text:p>0,58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formula="of:=[.B49]+[.$E$7]" office:value-type="float" office:value="2.46">
            <text:p>2,46</text:p>
          </table:table-cell>
          <table:table-cell table:formula="of:=[.$E$4]/[.$E$5]*COS([.$E$6]*[.B50])" office:value-type="float" office:value="0.206122810533962">
            <text:p>0,206</text:p>
          </table:table-cell>
          <table:table-cell table:formula="of:=[.$E$3]+([.$E$4]/([.$E$5]*[.$E$6]))*SIN([.$E$6]*[.B50])" office:value-type="float" office:value="-0.339263064970569">
            <text:p>-0,339</text:p>
          </table:table-cell>
          <table:table-cell table:formula="of:=[.$E$3]*[.B50]+([.$E$4]/([.$E$5]*[.$E$6]^2))*(1-COS([.$E$6]*[.B50]))" office:value-type="float" office:value="0.56746929736651">
            <text:p>0,567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formula="of:=[.B50]+[.$E$7]" office:value-type="float" office:value="2.52">
            <text:p>2,52</text:p>
          </table:table-cell>
          <table:table-cell table:formula="of:=[.$E$4]/[.$E$5]*COS([.$E$6]*[.B51])" office:value-type="float" office:value="0.321782029249725">
            <text:p>0,322</text:p>
          </table:table-cell>
          <table:table-cell table:formula="of:=[.$E$3]+([.$E$4]/([.$E$5]*[.$E$6]))*SIN([.$E$6]*[.B51])" office:value-type="float" office:value="-0.323406887796304">
            <text:p>-0,323</text:p>
          </table:table-cell>
          <table:table-cell table:formula="of:=[.$E$3]*[.B51]+([.$E$4]/([.$E$5]*[.$E$6]^2))*(1-COS([.$E$6]*[.B51]))" office:value-type="float" office:value="0.547554492687569">
            <text:p>0,548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formula="of:=[.B51]+[.$E$7]" office:value-type="float" office:value="2.58">
            <text:p>2,58</text:p>
          </table:table-cell>
          <table:table-cell table:formula="of:=[.$E$4]/[.$E$5]*COS([.$E$6]*[.B52])" office:value-type="float" office:value="0.432813144469455">
            <text:p>0,433</text:p>
          </table:table-cell>
          <table:table-cell table:formula="of:=[.$E$3]+([.$E$4]/([.$E$5]*[.$E$6]))*SIN([.$E$6]*[.B52])" office:value-type="float" office:value="-0.300741827983177">
            <text:p>-0,301</text:p>
          </table:table-cell>
          <table:table-cell table:formula="of:=[.$E$3]*[.B52]+([.$E$4]/([.$E$5]*[.$E$6]^2))*(1-COS([.$E$6]*[.B52]))" office:value-type="float" office:value="0.528796713882637">
            <text:p>0,529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formula="of:=[.B52]+[.$E$7]" office:value-type="float" office:value="2.64">
            <text:p>2,64</text:p>
          </table:table-cell>
          <table:table-cell table:formula="of:=[.$E$4]/[.$E$5]*COS([.$E$6]*[.B53])" office:value-type="float" office:value="0.537619225830959">
            <text:p>0,538</text:p>
          </table:table-cell>
          <table:table-cell table:formula="of:=[.$E$3]+([.$E$4]/([.$E$5]*[.$E$6]))*SIN([.$E$6]*[.B53])" office:value-type="float" office:value="-0.271593870928207">
            <text:p>-0,272</text:p>
          </table:table-cell>
          <table:table-cell table:formula="of:=[.$E$3]*[.B53]+([.$E$4]/([.$E$5]*[.$E$6]^2))*(1-COS([.$E$6]*[.B53]))" office:value-type="float" office:value="0.51159519354226">
            <text:p>0,512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formula="of:=[.B53]+[.$E$7]" office:value-type="float" office:value="2.7">
            <text:p>2,70</text:p>
          </table:table-cell>
          <table:table-cell table:formula="of:=[.$E$4]/[.$E$5]*COS([.$E$6]*[.B54])" office:value-type="float" office:value="0.634692875942637">
            <text:p>0,635</text:p>
          </table:table-cell>
          <table:table-cell table:formula="of:=[.$E$3]+([.$E$4]/([.$E$5]*[.$E$6]))*SIN([.$E$6]*[.B54])" office:value-type="float" office:value="-0.236382243777992">
            <text:p>-0,236</text:p>
          </table:table-cell>
          <table:table-cell table:formula="of:=[.$E$3]*[.B54]+([.$E$4]/([.$E$5]*[.$E$6]^2))*(1-COS([.$E$6]*[.B54]))" office:value-type="float" office:value="0.496326781014341">
            <text:p>0,496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formula="of:=[.B54]+[.$E$7]" office:value-type="float" office:value="2.76">
            <text:p>2,76</text:p>
          </table:table-cell>
          <table:table-cell table:formula="of:=[.$E$4]/[.$E$5]*COS([.$E$6]*[.B55])" office:value-type="float" office:value="0.722637910870595">
            <text:p>0,723</text:p>
          </table:table-cell>
          <table:table-cell table:formula="of:=[.$E$3]+([.$E$4]/([.$E$5]*[.$E$6]))*SIN([.$E$6]*[.B55])" office:value-type="float" office:value="-0.195613385798562">
            <text:p>-0,196</text:p>
          </table:table-cell>
          <table:table-cell table:formula="of:=[.$E$3]*[.B55]+([.$E$4]/([.$E$5]*[.$E$6]^2))*(1-COS([.$E$6]*[.B55]))" office:value-type="float" office:value="0.483340522282352">
            <text:p>0,483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formula="of:=[.B55]+[.$E$7]" office:value-type="float" office:value="2.82">
            <text:p>2,82</text:p>
          </table:table-cell>
          <table:table-cell table:formula="of:=[.$E$4]/[.$E$5]*COS([.$E$6]*[.B56])" office:value-type="float" office:value="0.800189441072808">
            <text:p>0,800</text:p>
          </table:table-cell>
          <table:table-cell table:formula="of:=[.$E$3]+([.$E$4]/([.$E$5]*[.$E$6]))*SIN([.$E$6]*[.B56])" office:value-type="float" office:value="-0.14987366439702">
            <text:p>-0,150</text:p>
          </table:table-cell>
          <table:table-cell table:formula="of:=[.$E$3]*[.B56]+([.$E$4]/([.$E$5]*[.$E$6]^2))*(1-COS([.$E$6]*[.B56]))" office:value-type="float" office:value="0.472952639731798">
            <text:p>0,473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formula="of:=[.B56]+[.$E$7]" office:value-type="float" office:value="2.88">
            <text:p>2,88</text:p>
          </table:table-cell>
          <table:table-cell table:formula="of:=[.$E$4]/[.$E$5]*COS([.$E$6]*[.B57])" office:value-type="float" office:value="0.86623206396173">
            <text:p>0,866</text:p>
          </table:table-cell>
          <table:table-cell table:formula="of:=[.$E$3]+([.$E$4]/([.$E$5]*[.$E$6]))*SIN([.$E$6]*[.B57])" office:value-type="float" office:value="-0.0998209415584493">
            <text:p>-0,100</text:p>
          </table:table-cell>
          <table:table-cell table:formula="of:=[.$E$3]*[.B57]+([.$E$4]/([.$E$5]*[.$E$6]^2))*(1-COS([.$E$6]*[.B57]))" office:value-type="float" office:value="0.465441984009568">
            <text:p>0,465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formula="of:=[.B57]+[.$E$7]" office:value-type="float" office:value="2.94">
            <text:p>2,94</text:p>
          </table:table-cell>
          <table:table-cell table:formula="of:=[.$E$4]/[.$E$5]*COS([.$E$6]*[.B58])" office:value-type="float" office:value="0.919815906436641">
            <text:p>0,920</text:p>
          </table:table-cell>
          <table:table-cell table:formula="of:=[.$E$3]+([.$E$4]/([.$E$5]*[.$E$6]))*SIN([.$E$6]*[.B58])" office:value-type="float" office:value="-0.0461751119957249">
            <text:p>-0,046</text:p>
          </table:table-cell>
          <table:table-cell table:formula="of:=[.$E$3]*[.B58]+([.$E$4]/([.$E$5]*[.$E$6]^2))*(1-COS([.$E$6]*[.B58]))" office:value-type="float" office:value="0.46104602339084">
            <text:p>0,461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formula="of:=[.B58]+[.$E$7]" office:value-type="float" office:value="3">
            <text:p>3,00</text:p>
          </table:table-cell>
          <table:table-cell table:formula="of:=[.$E$4]/[.$E$5]*COS([.$E$6]*[.B59])" office:value-type="float" office:value="0.960170286650367">
            <text:p>0,960</text:p>
          </table:table-cell>
          <table:table-cell table:formula="of:=[.$E$3]+([.$E$4]/([.$E$5]*[.$E$6]))*SIN([.$E$6]*[.B59])" office:value-type="float" office:value="0.0102922509005392">
            <text:p>0,010</text:p>
          </table:table-cell>
          <table:table-cell table:formula="of:=[.$E$3]*[.B59]+([.$E$4]/([.$E$5]*[.$E$6]^2))*(1-COS([.$E$6]*[.B59]))" office:value-type="float" office:value="0.459957428337409">
            <text:p>0,46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>RUR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>RUR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4P0"/>
    </number:currency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ffff99"/>
    </style:style>
    <style:style style:name="Безымянный2" style:family="table-cell" style:parent-style-name="Default">
      <style:table-cell-properties fo:background-color="#ffff99"/>
    </style:style>
    <style:style style:name="Безымянный3" style:family="table-cell" style:parent-style-name="Default">
      <style:text-properties fo:font-style="italic" style:text-underline-style="solid" style:text-underline-type="double" style:text-underline-width="auto" style:text-underline-color="font-color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Мустафаева Полина Махировна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ИДБ-22-06</text:p>
        </style:region-left>
        <style:region-center>
          <text:p>Страница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7">27.11.2022</text:date>, <text:time>01:39:2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Полина Мустафаева</meta:initial-creator>
    <meta:creation-date>2022-11-24T18:56:09.25</meta:creation-date>
    <dc:date>2022-11-27T01:39:21.98</dc:date>
    <dc:creator>Полина Мустафаева</dc:creator>
    <meta:editing-duration>PT4H21M31S</meta:editing-duration>
    <meta:editing-cycles>5</meta:editing-cycles>
    <meta:generator>OpenOffice/4.1.13$Win32 OpenOffice.org_project/4113m1$Build-9810</meta:generator>
    <meta:document-statistic meta:table-count="3" meta:cell-count="417" meta:object-count="6"/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>
  <semantics>
    <mrow>
      <mrow>
        <mi>V</mi>
        <mo stretchy="false">=</mo>
        <mfrac>
          <mrow>
            <mrow>
              <msup>
                <mi>e</mi>
                <mrow>
                  <mo stretchy="false">(</mo>
                  <mrow>
                    <mo stretchy="false">α</mo>
                    <mi>t</mi>
                  </mrow>
                  <mo stretchy="false">)</mo>
                </mrow>
              </msup>
              <mo stretchy="false">−</mo>
              <msup>
                <mi>e</mi>
                <mrow>
                  <mrow>
                    <mo stretchy="false">−</mo>
                    <mo stretchy="false">α</mo>
                  </mrow>
                  <mi>t</mi>
                </mrow>
              </msup>
            </mrow>
          </mrow>
          <mrow>
            <mrow>
              <msqrt>
                <mrow>
                  <mi>k</mi>
                </mrow>
              </msqrt>
              <mo stretchy="false">⋅</mo>
              <mrow>
                <mo stretchy="false">(</mo>
                <mrow>
                  <mrow>
                    <msup>
                      <mi>e</mi>
                      <mrow>
                        <mo stretchy="false">α</mo>
                        <mi>t</mi>
                      </mrow>
                    </msup>
                    <mo stretchy="false">+</mo>
                    <msup>
                      <mi>e</mi>
                      <mrow>
                        <mrow>
                          <mo stretchy="false">−</mo>
                          <mo stretchy="false">α</mo>
                        </mrow>
                        <mi>t</mi>
                      </mrow>
                    </msup>
                  </mrow>
                </mrow>
                <mo stretchy="false">)</mo>
              </mrow>
            </mrow>
          </mrow>
        </mfrac>
      </mrow>
      <mi>,</mi>
      <mi mathvariant="italic">где</mi>
      <mrow>
        <mo stretchy="false">α</mo>
        <mo stretchy="false">=</mo>
        <mrow>
          <msqrt>
            <mrow>
              <mi>k</mi>
            </mrow>
          </msqrt>
          <mo stretchy="false">∗</mo>
          <mi>g</mi>
        </mrow>
      </mrow>
    </mrow>
    <annotation encoding="StarMath 5.0">V={e^(%ialpha t)-e^{-%ialpha t}} over {sqrt{k} cdot (e^{%ialpha t} +e^{-%ialpha t}) } ,  где %ialpha = sqrt{k} * g  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3.6cm" svg:height="6.1cm" svg:x="0.3cm" svg:y="5.2cm">
          <draw:image xlink:href="Pictures/100002010000035C000001E3673F23F4.pn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60000" chart:interval-major="20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3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916cm" svg:height="8.15cm" xlink:href=".." xlink:type="simple" chart:class="chart:bar" chart:style-name="ch1">
        <chart:title svg:x="4.054cm" svg:y="0.299cm" chart:style-name="ch2">
          <text:p>Доходы и затраты на рекламу</text:p>
        </chart:title>
        <chart:legend chart:legend-position="end" svg:x="10.986cm" svg:y="3.239cm" style:legend-expansion="high" chart:style-name="ch3"/>
        <chart:plot-area chart:style-name="ch4" table:cell-range-address="План.C4:План.F4 План.A16:План.F17 План.B12:План.F12" chart:data-source-has-labels="both" svg:x="0.748cm" svg:y="1.567cm" svg:width="9.642cm" svg:height="6cm">
          <chartooo:coordinate-region svg:x="1.925cm" svg:y="1.779cm" svg:width="8.465cm" svg:height="5.115cm"/>
          <chart:axis chart:dimension="x" chart:name="primary-x" chart:style-name="ch5" chartooo:axis-type="auto">
            <chartooo:date-scale/>
            <chart:categories table:cell-range-address="План.C4:План.F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План.C16:План.F16" chart:label-cell-address="План.A16:План.B16" chart:class="chart:bar">
            <chart:data-point chart:repeated="4"/>
          </chart:series>
          <chart:series chart:style-name="ch9" chart:values-cell-range-address="План.C17:План.F17" chart:label-cell-address="План.A17:План.B17" chart:class="chart:bar">
            <chart:data-point chart:repeated="4"/>
          </chart:series>
          <chart:series chart:style-name="ch10" chart:values-cell-range-address="План.C12:План.F12" chart:label-cell-address="План.B12:План.B1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</text:p>
                <draw:g>
                  <svg:desc>План.C4:План.F4</svg:desc>
                </draw:g>
              </table:table-cell>
              <table:table-cell office:value-type="string">
                <text:p>II</text:p>
              </table:table-cell>
              <table:table-cell office:value-type="string">
                <text:p>III</text:p>
              </table:table-cell>
              <table:table-cell office:value-type="string">
                <text:p>IV</text:p>
              </table:table-cell>
            </table:table-row>
          </table:table-header-rows>
          <table:table-rows>
            <table:table-row>
              <table:table-cell office:value-type="string">
                <text:p>Валовый доход</text:p>
                <text:list>
                  <text:list-item>
                    <text:p>Валовый доход</text:p>
                  </text:list-item>
                  <text:list-item>
                    <text:p/>
                  </text:list-item>
                </text:list>
                <draw:g>
                  <svg:desc>План.A16:План.B16</svg:desc>
                </draw:g>
              </table:table-cell>
              <table:table-cell office:value-type="float" office:value="59859.2098177048">
                <text:p>59859.2098177048</text:p>
                <draw:g>
                  <svg:desc>План.C16:План.F16</svg:desc>
                </draw:g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  <table:table-cell office:value-type="float" office:value="59859.2098177048">
                <text:p>59859.2098177048</text:p>
              </table:table-cell>
            </table:table-row>
            <table:table-row>
              <table:table-cell office:value-type="string">
                <text:p>Прибыль</text:p>
                <text:list>
                  <text:list-item>
                    <text:p>Прибыль</text:p>
                  </text:list-item>
                  <text:list-item>
                    <text:p/>
                  </text:list-item>
                </text:list>
                <draw:g>
                  <svg:desc>План.A17:План.B17</svg:desc>
                </draw:g>
              </table:table-cell>
              <table:table-cell office:value-type="float" office:value="17915.5258906229">
                <text:p>17915.5258906229</text:p>
                <draw:g>
                  <svg:desc>План.C17:План.F17</svg:desc>
                </draw:g>
              </table:table-cell>
              <table:table-cell office:value-type="float" office:value="17915.5258906229">
                <text:p>17915.5258906229</text:p>
              </table:table-cell>
              <table:table-cell office:value-type="float" office:value="16915.5258906229">
                <text:p>16915.5258906229</text:p>
              </table:table-cell>
              <table:table-cell office:value-type="float" office:value="16915.5258906229">
                <text:p>16915.5258906229</text:p>
              </table:table-cell>
            </table:table-row>
            <table:table-row>
              <table:table-cell office:value-type="string">
                <text:p>Затраты на рекламу</text:p>
                <draw:g>
                  <svg:desc>План.B12:План.B12</svg:desc>
                </draw:g>
              </table:table-cell>
              <table:table-cell office:value-type="float" office:value="10000">
                <text:p>10000</text:p>
                <draw:g>
                  <svg:desc>План.C12:План.F12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15">
      <number:number number:decimal-places="1" number:min-integer-digits="1"/>
    </number:number-style>
    <style:style style:name="ch1" style:family="chart">
      <style:graphic-properties draw:stroke="none" svg:stroke-color="#1c1c1c" draw:fill-color="#ffccff" draw:opacity="50%" draw:opacity-name=""/>
    </style:style>
    <style:style style:name="ch2" style:family="chart">
      <style:chart-properties chart:auto-position="true"/>
      <style:text-properties fo:font-size="10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minimum="0" chart:maximum="4" chart:interval-major="1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8pt" fo:font-weight="bold" style:font-size-asian="9pt" style:font-size-complex="9pt"/>
    </style:style>
    <style:style style:name="ch7" style:family="chart" style:data-style-name="N115">
      <style:chart-properties chart:display-label="true" chart:logarithmic="false" chart:minimum="-1" chart:maximum="1" chart:interval-major="1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0"/>
      <style:text-properties fo:font-size="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5">
      <style:chart-properties chart:symbol-type="named-symbol" chart:symbol-name="square" chart:symbol-width="0.05cm" chart:symbol-height="0.05cm">
        <chart:symbol-image xlink:href="Pictures/2000000D000000DD000000DD3F0040E4.svm" xlink:type="simple" xlink:actuate="onLoad"/>
      </style:chart-properties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diamond" chart:symbol-width="0.05cm" chart:symbol-height="0.05cm">
        <chart:symbol-image xlink:href="Pictures/2000000D000000DD000000DD8384ABF7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down" chart:symbol-width="0.05cm" chart:symbol-height="0.05cm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115cm" svg:height="6.454cm" xlink:href=".." xlink:type="simple" chart:class="chart:scatter" chart:style-name="ch1">
        <chart:title svg:x="4.564cm" svg:y="0.265cm" chart:style-name="ch2">
          <text:p>Движение точки</text:p>
        </chart:title>
        <chart:legend chart:legend-position="end" svg:x="9.66cm" svg:y="2.391cm" style:legend-expansion="high" chart:style-name="ch3"/>
        <chart:plot-area chart:style-name="ch4" table:cell-range-address="'Движение точки'.B8:'Движение точки'.B59 'Движение точки'.H22:'Движение точки'.J22 'Движение точки'.C9:'Движение точки'.E59" chart:data-source-has-labels="row" svg:x="0.941cm" svg:y="1.281cm" svg:width="8.643cm" svg:height="4.074cm">
          <chartooo:coordinate-region svg:x="1.774cm" svg:y="1.493cm" svg:width="7.478cm" svg:height="3.65cm"/>
          <chart:axis chart:dimension="x" chart:name="primary-x" chart:style-name="ch5">
            <chart:title svg:x="4.528cm" svg:y="5.543cm" chart:style-name="ch6">
              <text:p>Время t, сек</text:p>
            </chart:title>
          </chart:axis>
          <chart:axis chart:dimension="y" chart:name="primary-y" chart:style-name="ch7">
            <chart:title svg:x="1.605cm" svg:y="0.449cm" chart:style-name="ch8">
              <text:p>x, v, a</text:p>
            </chart:title>
            <chart:grid chart:style-name="ch9" chart:class="major"/>
          </chart:axis>
          <chart:series chart:style-name="ch10" chart:values-cell-range-address="'Движение точки'.C9:'Движение точки'.C59" chart:label-cell-address="'Движение точки'.H22:'Движение точки'.H22" chart:class="chart:scatter">
            <chart:domain table:cell-range-address="'Движение точки'.B9:'Движение точки'.B59"/>
            <chart:data-point chart:repeated="51"/>
          </chart:series>
          <chart:series chart:style-name="ch11" chart:values-cell-range-address="'Движение точки'.D9:'Движение точки'.D59" chart:label-cell-address="'Движение точки'.I22:'Движение точки'.I22" chart:class="chart:scatter">
            <chart:data-point chart:repeated="51"/>
          </chart:series>
          <chart:series chart:style-name="ch12" chart:values-cell-range-address="'Движение точки'.E9:'Движение точки'.E59" chart:label-cell-address="'Движение точки'.J22:'Движение точки'.J22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a, м/с2</text:p>
                <draw:g>
                  <svg:desc>'Движение точки'.H22:'Движение точки'.H22</svg:desc>
                </draw:g>
              </table:table-cell>
              <table:table-cell office:value-type="string">
                <text:p>V, м/с</text:p>
                <draw:g>
                  <svg:desc>'Движение точки'.I22:'Движение точки'.I22</svg:desc>
                </draw:g>
              </table:table-cell>
              <table:table-cell office:value-type="string">
                <text:p>X, м</text:p>
                <draw:g>
                  <svg:desc>'Движение точки'.J22:'Движение точки'.J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Движение точки'.B9:'Движение точки'.B59</svg:desc>
                </draw:g>
              </table:table-cell>
              <table:table-cell office:value-type="float" office:value="1">
                <text:p>1</text:p>
                <draw:g>
                  <svg:desc>'Движение точки'.C9:'Движение точки'.C59</svg:desc>
                </draw:g>
              </table:table-cell>
              <table:table-cell office:value-type="float" office:value="0.15">
                <text:p>0.15</text:p>
                <draw:g>
                  <svg:desc>'Движение точки'.D9:'Движение точки'.D59</svg:desc>
                </draw:g>
              </table:table-cell>
              <table:table-cell office:value-type="float" office:value="0">
                <text:p>0</text:p>
                <draw:g>
                  <svg:desc>'Движение точки'.E9:'Движение точки'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992808635853866">
                <text:p>0.992808635853866</text:p>
              </table:table-cell>
              <table:table-cell office:value-type="float" office:value="0.20985610364446">
                <text:p>0.20985610364446</text:p>
              </table:table-cell>
              <table:table-cell office:value-type="float" office:value="0.0107978410365334">
                <text:p>0.0107978410365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97133797485203">
                <text:p>0.97133797485203</text:p>
              </table:table-cell>
              <table:table-cell office:value-type="float" office:value="0.268851313213567">
                <text:p>0.268851313213567</text:p>
              </table:table-cell>
              <table:table-cell office:value-type="float" office:value="0.0251655062869926">
                <text:p>0.0251655062869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">
                <text:p>0.18</text:p>
              </table:table-cell>
              <table:table-cell office:value-type="float" office:value="0.935896823677935">
                <text:p>0.935896823677935</text:p>
              </table:table-cell>
              <table:table-cell office:value-type="float" office:value="0.326137116637545">
                <text:p>0.326137116637545</text:p>
              </table:table-cell>
              <table:table-cell office:value-type="float" office:value="0.0430257940805163">
                <text:p>0.043025794080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0.886994922779284">
                <text:p>0.886994922779284</text:p>
              </table:table-cell>
              <table:table-cell office:value-type="float" office:value="0.380889587770741">
                <text:p>0.380889587770741</text:p>
              </table:table-cell>
              <table:table-cell office:value-type="float" office:value="0.064251269305179">
                <text:p>0.064251269305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825335614909678">
                <text:p>0.825335614909678</text:p>
              </table:table-cell>
              <table:table-cell office:value-type="float" office:value="0.432321236697518">
                <text:p>0.432321236697518</text:p>
              </table:table-cell>
              <table:table-cell office:value-type="float" office:value="0.0886660962725804">
                <text:p>0.0886660962725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">
                <text:p>0.36</text:p>
              </table:table-cell>
              <table:table-cell office:value-type="float" office:value="0.751805729140895">
                <text:p>0.751805729140895</text:p>
              </table:table-cell>
              <table:table-cell office:value-type="float" office:value="0.479692335985737">
                <text:p>0.479692335985737</text:p>
              </table:table-cell>
              <table:table-cell office:value-type="float" office:value="0.116048567714776">
                <text:p>0.116048567714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">
                <text:p>0.42</text:p>
              </table:table-cell>
              <table:table-cell office:value-type="float" office:value="0.667462825841308">
                <text:p>0.667462825841308</text:p>
              </table:table-cell>
              <table:table-cell office:value-type="float" office:value="0.52232155998543">
                <text:p>0.52232155998543</text:p>
              </table:table-cell>
              <table:table-cell office:value-type="float" office:value="0.146134293539673">
                <text:p>0.14613429353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">
                <text:p>0.48</text:p>
              </table:table-cell>
              <table:table-cell office:value-type="float" office:value="0.573519986072457">
                <text:p>0.573519986072457</text:p>
              </table:table-cell>
              <table:table-cell office:value-type="float" office:value="0.559595784150499">
                <text:p>0.559595784150499</text:p>
              </table:table-cell>
              <table:table-cell office:value-type="float" office:value="0.178620003481886">
                <text:p>0.178620003481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4">
                <text:p>0.54</text:p>
              </table:table-cell>
              <table:table-cell office:value-type="float" office:value="0.47132836417374">
                <text:p>0.47132836417374</text:p>
              </table:table-cell>
              <table:table-cell office:value-type="float" office:value="0.590978903442474">
                <text:p>0.590978903442474</text:p>
              </table:table-cell>
              <table:table-cell office:value-type="float" office:value="0.213167908956565">
                <text:p>0.213167908956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">
                <text:p>0.6</text:p>
              </table:table-cell>
              <table:table-cell office:value-type="float" office:value="0.362357754476673">
                <text:p>0.362357754476673</text:p>
              </table:table-cell>
              <table:table-cell office:value-type="float" office:value="0.616019542983613">
                <text:p>0.616019542983613</text:p>
              </table:table-cell>
              <table:table-cell office:value-type="float" office:value="0.249410561380832">
                <text:p>0.249410561380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">
                <text:p>0.66</text:p>
              </table:table-cell>
              <table:table-cell office:value-type="float" office:value="0.248175451652373">
                <text:p>0.248175451652373</text:p>
              </table:table-cell>
              <table:table-cell office:value-type="float" office:value="0.634357550059133">
                <text:p>0.634357550059133</text:p>
              </table:table-cell>
              <table:table-cell office:value-type="float" office:value="0.286956137086907">
                <text:p>0.286956137086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2">
                <text:p>0.72</text:p>
              </table:table-cell>
              <table:table-cell office:value-type="float" office:value="0.130423708738145">
                <text:p>0.130423708738145</text:p>
              </table:table-cell>
              <table:table-cell office:value-type="float" office:value="0.645729174095843">
                <text:p>0.645729174095843</text:p>
              </table:table-cell>
              <table:table-cell office:value-type="float" office:value="0.325394072815464">
                <text:p>0.32539407281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">
                <text:p>0.78</text:p>
              </table:table-cell>
              <table:table-cell office:value-type="float" office:value="0.0107961170582669">
                <text:p>0.0107961170582669</text:p>
              </table:table-cell>
              <table:table-cell office:value-type="float" office:value="0.649970860114983">
                <text:p>0.649970860114983</text:p>
              </table:table-cell>
              <table:table-cell office:value-type="float" office:value="0.364300970735433">
                <text:p>0.364300970735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">
                <text:p>0.84</text:p>
              </table:table-cell>
              <table:table-cell office:value-type="float" office:value="-0.108986752239872">
                <text:p>-0.108986752239872</text:p>
              </table:table-cell>
              <table:table-cell office:value-type="float" office:value="0.647021601099038">
                <text:p>0.647021601099038</text:p>
              </table:table-cell>
              <table:table-cell office:value-type="float" office:value="0.403246688059968">
                <text:p>0.403246688059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">
                <text:p>0.9</text:p>
              </table:table-cell>
              <table:table-cell office:value-type="float" office:value="-0.227202094693088">
                <text:p>-0.227202094693088</text:p>
              </table:table-cell>
              <table:table-cell office:value-type="float" office:value="0.636923815439098">
                <text:p>0.636923815439098</text:p>
              </table:table-cell>
              <table:table-cell office:value-type="float" office:value="0.441800523673272">
                <text:p>0.441800523673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6">
                <text:p>0.96</text:p>
              </table:table-cell>
              <table:table-cell office:value-type="float" office:value="-0.342149651150899">
                <text:p>-0.342149651150899</text:p>
              </table:table-cell>
              <table:table-cell office:value-type="float" office:value="0.619822736842662">
                <text:p>0.619822736842662</text:p>
              </table:table-cell>
              <table:table-cell office:value-type="float" office:value="0.479537412787725">
                <text:p>0.479537412787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2">
                <text:p>1.02</text:p>
              </table:table-cell>
              <table:table-cell office:value-type="float" office:value="-0.452176162140913">
                <text:p>-0.452176162140913</text:p>
              </table:table-cell>
              <table:table-cell office:value-type="float" office:value="0.59596432547669">
                <text:p>0.59596432547669</text:p>
              </table:table-cell>
              <table:table-cell office:value-type="float" office:value="0.516044040535228">
                <text:p>0.516044040535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8">
                <text:p>1.08</text:p>
              </table:table-cell>
              <table:table-cell office:value-type="float" office:value="-0.555699146250613">
                <text:p>-0.555699146250613</text:p>
              </table:table-cell>
              <table:table-cell office:value-type="float" office:value="0.565691730389341">
                <text:p>0.565691730389341</text:p>
              </table:table-cell>
              <table:table-cell office:value-type="float" office:value="0.550924786562653">
                <text:p>0.550924786562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4">
                <text:p>1.14</text:p>
              </table:table-cell>
              <table:table-cell office:value-type="float" office:value="-0.651229660527547">
                <text:p>-0.651229660527547</text:p>
              </table:table-cell>
              <table:table-cell office:value-type="float" office:value="0.529440354090461">
                <text:p>0.529440354090461</text:p>
              </table:table-cell>
              <table:table-cell office:value-type="float" office:value="0.583807415131887">
                <text:p>0.583807415131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">
                <text:p>1.2</text:p>
              </table:table-cell>
              <table:table-cell office:value-type="float" office:value="-0.737393715541246">
                <text:p>-0.737393715541246</text:p>
              </table:table-cell>
              <table:table-cell office:value-type="float" office:value="0.487731590275575">
                <text:p>0.487731590275575</text:p>
              </table:table-cell>
              <table:table-cell office:value-type="float" office:value="0.614348428885312">
                <text:p>0.61434842888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6">
                <text:p>1.26</text:p>
              </table:table-cell>
              <table:table-cell office:value-type="float" office:value="-0.812952037099891">
                <text:p>-0.812952037099891</text:p>
              </table:table-cell>
              <table:table-cell office:value-type="float" office:value="0.44116532476204">
                <text:p>0.44116532476204</text:p>
              </table:table-cell>
              <table:table-cell office:value-type="float" office:value="0.642238009274973">
                <text:p>0.642238009274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2">
                <text:p>1.32</text:p>
              </table:table-cell>
              <table:table-cell office:value-type="float" office:value="-0.876817890394282">
                <text:p>-0.876817890394282</text:p>
              </table:table-cell>
              <table:table-cell office:value-type="float" office:value="0.390411307494323">
                <text:p>0.390411307494323</text:p>
              </table:table-cell>
              <table:table-cell office:value-type="float" office:value="0.667204472598571">
                <text:p>0.66720447259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8">
                <text:p>1.38</text:p>
              </table:table-cell>
              <table:table-cell office:value-type="float" office:value="-0.928072710209333">
                <text:p>-0.928072710209333</text:p>
              </table:table-cell>
              <table:table-cell office:value-type="float" office:value="0.336199519712527">
                <text:p>0.336199519712527</text:p>
              </table:table-cell>
              <table:table-cell office:value-type="float" office:value="0.689018177552333">
                <text:p>0.689018177552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44">
                <text:p>1.44</text:p>
              </table:table-cell>
              <table:table-cell office:value-type="float" office:value="-0.965979312397975">
                <text:p>-0.965979312397975</text:p>
              </table:table-cell>
              <table:table-cell office:value-type="float" office:value="0.279309674830555">
                <text:p>0.279309674830555</text:p>
              </table:table-cell>
              <table:table-cell office:value-type="float" office:value="0.707494828099494">
                <text:p>0.707494828099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5">
                <text:p>1.5</text:p>
              </table:table-cell>
              <table:table-cell office:value-type="float" office:value="-0.989992496600446">
                <text:p>-0.989992496600446</text:p>
              </table:table-cell>
              <table:table-cell office:value-type="float" office:value="0.220560004029933">
                <text:p>0.220560004029933</text:p>
              </table:table-cell>
              <table:table-cell office:value-type="float" office:value="0.722498124150112">
                <text:p>0.72249812415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6">
                <text:p>1.56</text:p>
              </table:table-cell>
              <table:table-cell office:value-type="float" office:value="-0.999766887712928">
                <text:p>-0.999766887712928</text:p>
              </table:table-cell>
              <table:table-cell office:value-type="float" office:value="0.160795487863047">
                <text:p>0.160795487863047</text:p>
              </table:table-cell>
              <table:table-cell office:value-type="float" office:value="0.733941721928232">
                <text:p>0.733941721928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2">
                <text:p>1.62</text:p>
              </table:table-cell>
              <table:table-cell office:value-type="float" office:value="-0.99516190332383">
                <text:p>-0.99516190332383</text:p>
              </table:table-cell>
              <table:table-cell office:value-type="float" office:value="0.100875703127445">
                <text:p>0.100875703127445</text:p>
              </table:table-cell>
              <table:table-cell office:value-type="float" office:value="0.741790475830958">
                <text:p>0.741790475830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8">
                <text:p>1.68</text:p>
              </table:table-cell>
              <table:table-cell office:value-type="float" office:value="-0.976243775672409">
                <text:p>-0.976243775672409</text:p>
              </table:table-cell>
              <table:table-cell office:value-type="float" office:value="0.0416624598063091">
                <text:p>0.0416624598063091</text:p>
              </table:table-cell>
              <table:table-cell office:value-type="float" office:value="0.746060943918103">
                <text:p>0.746060943918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4">
                <text:p>1.74</text:p>
              </table:table-cell>
              <table:table-cell office:value-type="float" office:value="-0.943284599048475">
                <text:p>-0.943284599048475</text:p>
              </table:table-cell>
              <table:table-cell office:value-type="float" office:value="-0.0159925941103681">
                <text:p>-0.0159925941103681</text:p>
              </table:table-cell>
              <table:table-cell office:value-type="float" office:value="0.746821149762119">
                <text:p>0.746821149762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">
                <text:p>1.8</text:p>
              </table:table-cell>
              <table:table-cell office:value-type="float" office:value="-0.896758416334146">
                <text:p>-0.896758416334146</text:p>
              </table:table-cell>
              <table:table-cell office:value-type="float" office:value="-0.0712602216474272">
                <text:p>-0.0712602216474272</text:p>
              </table:table-cell>
              <table:table-cell office:value-type="float" office:value="0.744189604083537">
                <text:p>0.744189604083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6">
                <text:p>1.86</text:p>
              </table:table-cell>
              <table:table-cell office:value-type="float" office:value="-0.837334400973879">
                <text:p>-0.837334400973879</text:p>
              </table:table-cell>
              <table:table-cell office:value-type="float" office:value="-0.123345523534645">
                <text:p>-0.123345523534645</text:p>
              </table:table-cell>
              <table:table-cell office:value-type="float" office:value="0.73833360024347">
                <text:p>0.73833360024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-0.765867232434636">
                <text:p>-0.765867232434636</text:p>
              </table:table-cell>
              <table:table-cell office:value-type="float" office:value="-0.171499371026955">
                <text:p>-0.171499371026955</text:p>
              </table:table-cell>
              <table:table-cell office:value-type="float" office:value="0.729466808108659">
                <text:p>0.729466808108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8">
                <text:p>1.98</text:p>
              </table:table-cell>
              <table:table-cell office:value-type="float" office:value="-0.683384803583334">
                <text:p>-0.683384803583334</text:p>
              </table:table-cell>
              <table:table-cell office:value-type="float" office:value="-0.215029180419651">
                <text:p>-0.215029180419651</text:p>
              </table:table-cell>
              <table:table-cell office:value-type="float" office:value="0.717846200895834">
                <text:p>0.717846200895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4">
                <text:p>2.04</text:p>
              </table:table-cell>
              <table:table-cell office:value-type="float" office:value="-0.591073436783029">
                <text:p>-0.591073436783029</text:p>
              </table:table-cell>
              <table:table-cell office:value-type="float" office:value="-0.253308874291621">
                <text:p>-0.253308874291621</text:p>
              </table:table-cell>
              <table:table-cell office:value-type="float" office:value="0.703768359195758">
                <text:p>0.703768359195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1">
                <text:p>2.1</text:p>
              </table:table-cell>
              <table:table-cell office:value-type="float" office:value="-0.490260821340697">
                <text:p>-0.490260821340697</text:p>
              </table:table-cell>
              <table:table-cell office:value-type="float" office:value="-0.285787886206795">
                <text:p>-0.285787886206795</text:p>
              </table:table-cell>
              <table:table-cell office:value-type="float" office:value="0.687565205335175">
                <text:p>0.68756520533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16">
                <text:p>2.16</text:p>
              </table:table-cell>
              <table:table-cell office:value-type="float" office:value="-0.382396917712678">
                <text:p>-0.382396917712678</text:p>
              </table:table-cell>
              <table:table-cell office:value-type="float" office:value="-0.311999079361595">
                <text:p>-0.311999079361595</text:p>
              </table:table-cell>
              <table:table-cell office:value-type="float" office:value="0.66959922942817">
                <text:p>0.66959922942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22">
                <text:p>2.22</text:p>
              </table:table-cell>
              <table:table-cell office:value-type="float" office:value="-0.269033103117396">
                <text:p>-0.269033103117396</text:p>
              </table:table-cell>
              <table:table-cell office:value-type="float" office:value="-0.331565465286659">
                <text:p>-0.331565465286659</text:p>
              </table:table-cell>
              <table:table-cell office:value-type="float" office:value="0.650258275779349">
                <text:p>0.650258275779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8">
                <text:p>2.28</text:p>
              </table:table-cell>
              <table:table-cell office:value-type="float" office:value="-0.151799858498352">
                <text:p>-0.151799858498352</text:p>
              </table:table-cell>
              <table:table-cell office:value-type="float" office:value="-0.344205625969565">
                <text:p>-0.344205625969565</text:p>
              </table:table-cell>
              <table:table-cell office:value-type="float" office:value="0.629949964624588">
                <text:p>0.629949964624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4">
                <text:p>2.34</text:p>
              </table:table-cell>
              <table:table-cell office:value-type="float" office:value="-0.0323833177597212">
                <text:p>-0.0323833177597212</text:p>
              </table:table-cell>
              <table:table-cell office:value-type="float" office:value="-0.349737761413642">
                <text:p>-0.349737761413642</text:p>
              </table:table-cell>
              <table:table-cell office:value-type="float" office:value="0.609095829439931">
                <text:p>0.609095829439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">
                <text:p>2.4</text:p>
              </table:table-cell>
              <table:table-cell office:value-type="float" office:value="0.0874989834394499">
                <text:p>0.0874989834394499</text:p>
              </table:table-cell>
              <table:table-cell office:value-type="float" office:value="-0.34808230441792">
                <text:p>-0.34808230441792</text:p>
              </table:table-cell>
              <table:table-cell office:value-type="float" office:value="0.588125254140138">
                <text:p>0.588125254140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46">
                <text:p>2.46</text:p>
              </table:table-cell>
              <table:table-cell office:value-type="float" office:value="0.206122810533962">
                <text:p>0.206122810533962</text:p>
              </table:table-cell>
              <table:table-cell office:value-type="float" office:value="-0.339263064970569">
                <text:p>-0.339263064970569</text:p>
              </table:table-cell>
              <table:table-cell office:value-type="float" office:value="0.56746929736651">
                <text:p>0.56746929736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52">
                <text:p>2.52</text:p>
              </table:table-cell>
              <table:table-cell office:value-type="float" office:value="0.321782029249725">
                <text:p>0.321782029249725</text:p>
              </table:table-cell>
              <table:table-cell office:value-type="float" office:value="-0.323406887796304">
                <text:p>-0.323406887796304</text:p>
              </table:table-cell>
              <table:table-cell office:value-type="float" office:value="0.547554492687569">
                <text:p>0.54755449268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58">
                <text:p>2.58</text:p>
              </table:table-cell>
              <table:table-cell office:value-type="float" office:value="0.432813144469455">
                <text:p>0.432813144469455</text:p>
              </table:table-cell>
              <table:table-cell office:value-type="float" office:value="-0.300741827983177">
                <text:p>-0.300741827983177</text:p>
              </table:table-cell>
              <table:table-cell office:value-type="float" office:value="0.528796713882637">
                <text:p>0.528796713882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4">
                <text:p>2.64</text:p>
              </table:table-cell>
              <table:table-cell office:value-type="float" office:value="0.537619225830959">
                <text:p>0.537619225830959</text:p>
              </table:table-cell>
              <table:table-cell office:value-type="float" office:value="-0.271593870928207">
                <text:p>-0.271593870928207</text:p>
              </table:table-cell>
              <table:table-cell office:value-type="float" office:value="0.51159519354226">
                <text:p>0.51159519354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7">
                <text:p>2.7</text:p>
              </table:table-cell>
              <table:table-cell office:value-type="float" office:value="0.634692875942637">
                <text:p>0.634692875942637</text:p>
              </table:table-cell>
              <table:table-cell office:value-type="float" office:value="-0.236382243777992">
                <text:p>-0.236382243777992</text:p>
              </table:table-cell>
              <table:table-cell office:value-type="float" office:value="0.496326781014341">
                <text:p>0.496326781014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76">
                <text:p>2.76</text:p>
              </table:table-cell>
              <table:table-cell office:value-type="float" office:value="0.722637910870595">
                <text:p>0.722637910870595</text:p>
              </table:table-cell>
              <table:table-cell office:value-type="float" office:value="-0.195613385798562">
                <text:p>-0.195613385798562</text:p>
              </table:table-cell>
              <table:table-cell office:value-type="float" office:value="0.483340522282352">
                <text:p>0.483340522282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82">
                <text:p>2.82</text:p>
              </table:table-cell>
              <table:table-cell office:value-type="float" office:value="0.800189441072808">
                <text:p>0.800189441072808</text:p>
              </table:table-cell>
              <table:table-cell office:value-type="float" office:value="-0.14987366439702">
                <text:p>-0.14987366439702</text:p>
              </table:table-cell>
              <table:table-cell office:value-type="float" office:value="0.472952639731798">
                <text:p>0.472952639731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88">
                <text:p>2.88</text:p>
              </table:table-cell>
              <table:table-cell office:value-type="float" office:value="0.86623206396173">
                <text:p>0.86623206396173</text:p>
              </table:table-cell>
              <table:table-cell office:value-type="float" office:value="-0.0998209415584493">
                <text:p>-0.0998209415584493</text:p>
              </table:table-cell>
              <table:table-cell office:value-type="float" office:value="0.465441984009568">
                <text:p>0.465441984009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4">
                <text:p>2.94</text:p>
              </table:table-cell>
              <table:table-cell office:value-type="float" office:value="0.919815906436641">
                <text:p>0.919815906436641</text:p>
              </table:table-cell>
              <table:table-cell office:value-type="float" office:value="-0.0461751119957249">
                <text:p>-0.0461751119957249</text:p>
              </table:table-cell>
              <table:table-cell office:value-type="float" office:value="0.46104602339084">
                <text:p>0.461046023390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0.960170286650367">
                <text:p>0.960170286650367</text:p>
              </table:table-cell>
              <table:table-cell office:value-type="float" office:value="0.0102922509005392">
                <text:p>0.0102922509005392</text:p>
              </table:table-cell>
              <table:table-cell office:value-type="float" office:value="0.459957428337409">
                <text:p>0.45995742833740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0" draw:display-name="Dash 10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1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115">
      <style:chart-properties chart:display-label="true" chart:logarithmic="false" chart:minimum="-0.5" chart:maximum="1" chart:interval-major="0.5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display-label="true" chart:logarithmic="false" chart:minimum="0" chart:maximum="0.8" chart:interval-major="0.4" chart:interval-minor-divisor="2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8pt" fo:font-weight="bold" style:font-size-asian="9pt" style:font-size-complex="9pt"/>
    </style:style>
    <style:style style:name="ch10" style:family="chart" style:data-style-name="N115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07cm" svg:height="8.682cm" xlink:href=".." xlink:type="simple" chart:class="chart:scatter" chart:style-name="ch1">
        <chart:title svg:x="2.531cm" svg:y="0.344cm" chart:style-name="ch2">
          <text:p>Зависимость координаты точки от скорости</text:p>
        </chart:title>
        <chart:legend svg:x="12.252cm" svg:y="3.869cm" style:legend-expansion="custom" chartooo:width="1.768cm" chartooo:height="0.676cm" style:legend-expansion-aspect-ratio="2.61538461538462" chart:style-name="ch3"/>
        <chart:plot-area chart:style-name="ch4" table:cell-range-address="'Движение точки'.D8:'Движение точки'.E59" chart:data-source-has-labels="row" svg:x="1.029cm" svg:y="1.364cm" svg:width="10.731cm" svg:height="6.043cm">
          <chartooo:coordinate-region svg:x="1.756cm" svg:y="1.576cm" svg:width="9.764cm" svg:height="5.158cm"/>
          <chart:axis chart:dimension="x" chart:name="primary-x" chart:style-name="ch5">
            <chart:title svg:x="5.893cm" svg:y="7.58cm" chart:style-name="ch6">
              <text:p>V,  м/с</text:p>
            </chart:title>
            <chart:grid chart:style-name="ch7" chart:class="major"/>
          </chart:axis>
          <chart:axis chart:dimension="y" chart:name="primary-y" chart:style-name="ch8">
            <chart:title svg:x="0.345cm" svg:y="4.562cm" chart:style-name="ch9">
              <text:p>X, м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'Движение точки'.E9:'Движение точки'.E59" chart:label-cell-address="'Движение точки'.E8:'Движение точки'.E8" chart:class="chart:scatter">
            <chart:domain table:cell-range-address="'Движение точки'.D9:'Движение точки'.D59"/>
            <chart:data-point chart:repeated="5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X, м</text:p>
                <draw:g>
                  <svg:desc>'Движение точки'.E8:'Движение точки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">
                <text:p>0.15</text:p>
                <draw:g>
                  <svg:desc>'Движение точки'.D9:'Движение точки'.D59</svg:desc>
                </draw:g>
              </table:table-cell>
              <table:table-cell office:value-type="float" office:value="0">
                <text:p>0</text:p>
                <draw:g>
                  <svg:desc>'Движение точки'.E9:'Движение точки'.E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985610364446">
                <text:p>0.20985610364446</text:p>
              </table:table-cell>
              <table:table-cell office:value-type="float" office:value="0.0107978410365334">
                <text:p>0.0107978410365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8851313213567">
                <text:p>0.268851313213567</text:p>
              </table:table-cell>
              <table:table-cell office:value-type="float" office:value="0.0251655062869926">
                <text:p>0.0251655062869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26137116637545">
                <text:p>0.326137116637545</text:p>
              </table:table-cell>
              <table:table-cell office:value-type="float" office:value="0.0430257940805163">
                <text:p>0.04302579408051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80889587770741">
                <text:p>0.380889587770741</text:p>
              </table:table-cell>
              <table:table-cell office:value-type="float" office:value="0.064251269305179">
                <text:p>0.064251269305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2321236697518">
                <text:p>0.432321236697518</text:p>
              </table:table-cell>
              <table:table-cell office:value-type="float" office:value="0.0886660962725804">
                <text:p>0.08866609627258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9692335985737">
                <text:p>0.479692335985737</text:p>
              </table:table-cell>
              <table:table-cell office:value-type="float" office:value="0.116048567714776">
                <text:p>0.1160485677147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2232155998543">
                <text:p>0.52232155998543</text:p>
              </table:table-cell>
              <table:table-cell office:value-type="float" office:value="0.146134293539673">
                <text:p>0.1461342935396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9595784150499">
                <text:p>0.559595784150499</text:p>
              </table:table-cell>
              <table:table-cell office:value-type="float" office:value="0.178620003481886">
                <text:p>0.178620003481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0978903442474">
                <text:p>0.590978903442474</text:p>
              </table:table-cell>
              <table:table-cell office:value-type="float" office:value="0.213167908956565">
                <text:p>0.2131679089565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16019542983613">
                <text:p>0.616019542983613</text:p>
              </table:table-cell>
              <table:table-cell office:value-type="float" office:value="0.249410561380832">
                <text:p>0.249410561380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4357550059133">
                <text:p>0.634357550059133</text:p>
              </table:table-cell>
              <table:table-cell office:value-type="float" office:value="0.286956137086907">
                <text:p>0.286956137086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45729174095843">
                <text:p>0.645729174095843</text:p>
              </table:table-cell>
              <table:table-cell office:value-type="float" office:value="0.325394072815464">
                <text:p>0.325394072815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49970860114983">
                <text:p>0.649970860114983</text:p>
              </table:table-cell>
              <table:table-cell office:value-type="float" office:value="0.364300970735433">
                <text:p>0.364300970735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7021601099038">
                <text:p>0.647021601099038</text:p>
              </table:table-cell>
              <table:table-cell office:value-type="float" office:value="0.403246688059968">
                <text:p>0.403246688059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6923815439098">
                <text:p>0.636923815439098</text:p>
              </table:table-cell>
              <table:table-cell office:value-type="float" office:value="0.441800523673272">
                <text:p>0.441800523673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9822736842662">
                <text:p>0.619822736842662</text:p>
              </table:table-cell>
              <table:table-cell office:value-type="float" office:value="0.479537412787725">
                <text:p>0.479537412787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596432547669">
                <text:p>0.59596432547669</text:p>
              </table:table-cell>
              <table:table-cell office:value-type="float" office:value="0.516044040535228">
                <text:p>0.516044040535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65691730389341">
                <text:p>0.565691730389341</text:p>
              </table:table-cell>
              <table:table-cell office:value-type="float" office:value="0.550924786562653">
                <text:p>0.550924786562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9440354090461">
                <text:p>0.529440354090461</text:p>
              </table:table-cell>
              <table:table-cell office:value-type="float" office:value="0.583807415131887">
                <text:p>0.5838074151318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87731590275575">
                <text:p>0.487731590275575</text:p>
              </table:table-cell>
              <table:table-cell office:value-type="float" office:value="0.614348428885312">
                <text:p>0.6143484288853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4116532476204">
                <text:p>0.44116532476204</text:p>
              </table:table-cell>
              <table:table-cell office:value-type="float" office:value="0.642238009274973">
                <text:p>0.6422380092749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90411307494323">
                <text:p>0.390411307494323</text:p>
              </table:table-cell>
              <table:table-cell office:value-type="float" office:value="0.667204472598571">
                <text:p>0.667204472598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6199519712527">
                <text:p>0.336199519712527</text:p>
              </table:table-cell>
              <table:table-cell office:value-type="float" office:value="0.689018177552333">
                <text:p>0.689018177552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9309674830555">
                <text:p>0.279309674830555</text:p>
              </table:table-cell>
              <table:table-cell office:value-type="float" office:value="0.707494828099494">
                <text:p>0.7074948280994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20560004029933">
                <text:p>0.220560004029933</text:p>
              </table:table-cell>
              <table:table-cell office:value-type="float" office:value="0.722498124150112">
                <text:p>0.7224981241501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0795487863047">
                <text:p>0.160795487863047</text:p>
              </table:table-cell>
              <table:table-cell office:value-type="float" office:value="0.733941721928232">
                <text:p>0.7339417219282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0875703127445">
                <text:p>0.100875703127445</text:p>
              </table:table-cell>
              <table:table-cell office:value-type="float" office:value="0.741790475830958">
                <text:p>0.7417904758309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16624598063091">
                <text:p>0.0416624598063091</text:p>
              </table:table-cell>
              <table:table-cell office:value-type="float" office:value="0.746060943918103">
                <text:p>0.7460609439181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159925941103681">
                <text:p>-0.0159925941103681</text:p>
              </table:table-cell>
              <table:table-cell office:value-type="float" office:value="0.746821149762119">
                <text:p>0.746821149762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712602216474272">
                <text:p>-0.0712602216474272</text:p>
              </table:table-cell>
              <table:table-cell office:value-type="float" office:value="0.744189604083537">
                <text:p>0.7441896040835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123345523534645">
                <text:p>-0.123345523534645</text:p>
              </table:table-cell>
              <table:table-cell office:value-type="float" office:value="0.73833360024347">
                <text:p>0.738333600243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71499371026955">
                <text:p>-0.171499371026955</text:p>
              </table:table-cell>
              <table:table-cell office:value-type="float" office:value="0.729466808108659">
                <text:p>0.729466808108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215029180419651">
                <text:p>-0.215029180419651</text:p>
              </table:table-cell>
              <table:table-cell office:value-type="float" office:value="0.717846200895834">
                <text:p>0.7178462008958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253308874291621">
                <text:p>-0.253308874291621</text:p>
              </table:table-cell>
              <table:table-cell office:value-type="float" office:value="0.703768359195758">
                <text:p>0.7037683591957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285787886206795">
                <text:p>-0.285787886206795</text:p>
              </table:table-cell>
              <table:table-cell office:value-type="float" office:value="0.687565205335175">
                <text:p>0.6875652053351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11999079361595">
                <text:p>-0.311999079361595</text:p>
              </table:table-cell>
              <table:table-cell office:value-type="float" office:value="0.66959922942817">
                <text:p>0.669599229428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31565465286659">
                <text:p>-0.331565465286659</text:p>
              </table:table-cell>
              <table:table-cell office:value-type="float" office:value="0.650258275779349">
                <text:p>0.6502582757793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44205625969565">
                <text:p>-0.344205625969565</text:p>
              </table:table-cell>
              <table:table-cell office:value-type="float" office:value="0.629949964624588">
                <text:p>0.6299499646245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349737761413642">
                <text:p>-0.349737761413642</text:p>
              </table:table-cell>
              <table:table-cell office:value-type="float" office:value="0.609095829439931">
                <text:p>0.609095829439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34808230441792">
                <text:p>-0.34808230441792</text:p>
              </table:table-cell>
              <table:table-cell office:value-type="float" office:value="0.588125254140138">
                <text:p>0.5881252541401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39263064970569">
                <text:p>-0.339263064970569</text:p>
              </table:table-cell>
              <table:table-cell office:value-type="float" office:value="0.56746929736651">
                <text:p>0.56746929736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323406887796304">
                <text:p>-0.323406887796304</text:p>
              </table:table-cell>
              <table:table-cell office:value-type="float" office:value="0.547554492687569">
                <text:p>0.5475544926875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300741827983177">
                <text:p>-0.300741827983177</text:p>
              </table:table-cell>
              <table:table-cell office:value-type="float" office:value="0.528796713882637">
                <text:p>0.5287967138826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271593870928207">
                <text:p>-0.271593870928207</text:p>
              </table:table-cell>
              <table:table-cell office:value-type="float" office:value="0.51159519354226">
                <text:p>0.511595193542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236382243777992">
                <text:p>-0.236382243777992</text:p>
              </table:table-cell>
              <table:table-cell office:value-type="float" office:value="0.496326781014341">
                <text:p>0.496326781014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95613385798562">
                <text:p>-0.195613385798562</text:p>
              </table:table-cell>
              <table:table-cell office:value-type="float" office:value="0.483340522282352">
                <text:p>0.483340522282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4987366439702">
                <text:p>-0.14987366439702</text:p>
              </table:table-cell>
              <table:table-cell office:value-type="float" office:value="0.472952639731798">
                <text:p>0.4729526397317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998209415584493">
                <text:p>-0.0998209415584493</text:p>
              </table:table-cell>
              <table:table-cell office:value-type="float" office:value="0.465441984009568">
                <text:p>0.4654419840095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61751119957249">
                <text:p>-0.0461751119957249</text:p>
              </table:table-cell>
              <table:table-cell office:value-type="float" office:value="0.46104602339084">
                <text:p>0.461046023390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02922509005392">
                <text:p>0.0102922509005392</text:p>
              </table:table-cell>
              <table:table-cell office:value-type="float" office:value="0.459957428337409">
                <text:p>0.4599574283374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3$Win32 OpenOffice.org_project/4113m1$Build-981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